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ato Light1" svg:font-family="'Lato Light'" style:font-pitch="variable"/>
    <style:font-face style:name="Lato Light" svg:font-family="'Lato Light'" style:font-adornments="Ligh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use-window-font-color="true" style:font-name="Lato Light" fo:font-size="9pt" fo:font-weight="normal" officeooo:rsid="03151c0f" officeooo:paragraph-rsid="001b7f9b" style:font-size-asian="9pt" style:font-weight-asian="normal" style:font-size-complex="9pt" style:font-weight-complex="normal"/>
    </style:style>
    <style:style style:name="P2" style:family="paragraph" style:parent-style-name="Standard">
      <style:text-properties style:use-window-font-color="true" style:font-name="Lato Light" fo:font-size="9pt" fo:font-weight="normal" officeooo:rsid="03139a1d" officeooo:paragraph-rsid="001b7f9b" style:font-size-asian="9pt" style:font-weight-asian="normal" style:font-size-complex="9pt" style:font-weight-complex="normal"/>
    </style:style>
    <style:style style:name="P3" style:family="paragraph" style:parent-style-name="Standard">
      <style:text-properties style:use-window-font-color="true" style:font-name="Lato Light" fo:font-size="9pt" fo:font-weight="bold" officeooo:rsid="03139a1d" officeooo:paragraph-rsid="001b7f9b" style:font-size-asian="9pt" style:font-weight-asian="bold" style:font-size-complex="9pt" style:font-weight-complex="bold"/>
    </style:style>
    <style:style style:name="P4" style:family="paragraph" style:parent-style-name="Standard">
      <style:paragraph-properties fo:text-align="center" style:justify-single-word="false"/>
      <style:text-properties style:use-window-font-color="true" fo:font-weight="bold" officeooo:rsid="035096f0" officeooo:paragraph-rsid="001b7f9b" style:font-weight-asian="bold" style:font-weight-complex="bold"/>
    </style:style>
    <style:style style:name="P5" style:family="paragraph" style:parent-style-name="Standard">
      <style:text-properties style:use-window-font-color="true" fo:font-weight="normal" officeooo:rsid="02ba965a" officeooo:paragraph-rsid="001b7f9b" style:font-weight-asian="normal" style:font-weight-complex="normal"/>
    </style:style>
    <style:style style:name="P6" style:family="paragraph" style:parent-style-name="Standard">
      <style:text-properties style:use-window-font-color="true" style:font-name="Liberation Serif" fo:font-size="12pt" fo:font-weight="bold" officeooo:rsid="03151c0f" officeooo:paragraph-rsid="001b7f9b" style:font-size-asian="12pt" style:font-weight-asian="bold" style:font-size-complex="12pt" style:font-weight-complex="bold"/>
    </style:style>
    <style:style style:name="P7" style:family="paragraph" style:parent-style-name="Standard">
      <style:paragraph-properties fo:text-align="center" style:justify-single-word="false"/>
      <style:text-properties fo:font-size="14pt" fo:font-weight="bold" officeooo:rsid="012942be" officeooo:paragraph-rsid="001b7f9b" style:font-size-asian="14pt" style:font-weight-asian="bold" style:font-size-complex="14pt" style:font-weight-complex="bold"/>
    </style:style>
    <style:style style:name="P8" style:family="paragraph" style:parent-style-name="Standard">
      <style:text-properties officeooo:rsid="012942be" officeooo:paragraph-rsid="001b7f9b"/>
    </style:style>
    <style:style style:name="P9" style:family="paragraph" style:parent-style-name="Standard">
      <style:text-properties officeooo:rsid="014d05fb" officeooo:paragraph-rsid="001b7f9b"/>
    </style:style>
    <style:style style:name="P10" style:family="paragraph" style:parent-style-name="Standard">
      <style:text-properties fo:font-weight="bold" officeooo:rsid="014d05fb" officeooo:paragraph-rsid="001b7f9b" style:font-weight-asian="bold" style:font-weight-complex="bold"/>
    </style:style>
    <style:style style:name="P11" style:family="paragraph" style:parent-style-name="Standard">
      <style:text-properties fo:font-weight="bold" officeooo:rsid="0194357a" officeooo:paragraph-rsid="001b7f9b" style:font-weight-asian="bold" style:font-weight-complex="bold"/>
    </style:style>
    <style:style style:name="P12" style:family="paragraph" style:parent-style-name="Standard">
      <style:text-properties fo:font-weight="bold" officeooo:rsid="02a0a59c" officeooo:paragraph-rsid="001b7f9b" style:font-weight-asian="bold" style:font-weight-complex="bold"/>
    </style:style>
    <style:style style:name="P13" style:family="paragraph" style:parent-style-name="Standard">
      <style:text-properties fo:font-weight="bold" officeooo:rsid="02a71b15" officeooo:paragraph-rsid="001b7f9b" style:font-weight-asian="bold" style:font-weight-complex="bold"/>
    </style:style>
    <style:style style:name="P14" style:family="paragraph" style:parent-style-name="Standard">
      <style:text-properties fo:font-weight="bold" officeooo:rsid="02c783c6" officeooo:paragraph-rsid="001b7f9b" style:font-weight-asian="bold" style:font-weight-complex="bold"/>
    </style:style>
    <style:style style:name="P15" style:family="paragraph" style:parent-style-name="Standard">
      <style:text-properties fo:font-weight="bold" officeooo:rsid="02ad0b63" officeooo:paragraph-rsid="001b7f9b" style:font-weight-asian="bold" style:font-weight-complex="bold"/>
    </style:style>
    <style:style style:name="P16" style:family="paragraph" style:parent-style-name="Standard">
      <style:text-properties fo:font-weight="bold" officeooo:rsid="02b06378" officeooo:paragraph-rsid="001b7f9b" style:font-weight-asian="bold" style:font-weight-complex="bold"/>
    </style:style>
    <style:style style:name="P17" style:family="paragraph" style:parent-style-name="Standard">
      <style:text-properties fo:font-weight="bold" officeooo:rsid="02b183dc" officeooo:paragraph-rsid="001b7f9b" style:font-weight-asian="bold" style:font-weight-complex="bold"/>
    </style:style>
    <style:style style:name="P18" style:family="paragraph" style:parent-style-name="Standard">
      <style:text-properties fo:font-weight="normal" officeooo:rsid="02970ce6" officeooo:paragraph-rsid="001b7f9b" style:font-weight-asian="normal" style:font-weight-complex="normal"/>
    </style:style>
    <style:style style:name="P19" style:family="paragraph" style:parent-style-name="Standard">
      <style:text-properties fo:font-weight="normal" officeooo:rsid="029969d7" officeooo:paragraph-rsid="001b7f9b" style:font-weight-asian="normal" style:font-weight-complex="normal"/>
    </style:style>
    <style:style style:name="P20" style:family="paragraph" style:parent-style-name="Standard">
      <style:text-properties fo:font-weight="normal" officeooo:rsid="0194357a" officeooo:paragraph-rsid="001b7f9b" style:font-weight-asian="normal" style:font-weight-complex="normal"/>
    </style:style>
    <style:style style:name="P21" style:family="paragraph" style:parent-style-name="Standard">
      <style:text-properties fo:font-weight="normal" officeooo:rsid="0195a8be" officeooo:paragraph-rsid="001b7f9b" style:font-weight-asian="normal" style:font-weight-complex="normal"/>
    </style:style>
    <style:style style:name="P22" style:family="paragraph" style:parent-style-name="Standard">
      <style:text-properties fo:font-weight="normal" officeooo:rsid="02300d7c" officeooo:paragraph-rsid="001b7f9b" style:font-weight-asian="normal" style:font-weight-complex="normal"/>
    </style:style>
    <style:style style:name="P23" style:family="paragraph" style:parent-style-name="Standard">
      <style:paragraph-properties fo:text-align="start" style:justify-single-word="false"/>
      <style:text-properties fo:font-weight="normal" officeooo:rsid="0236d715" officeooo:paragraph-rsid="001b7f9b" style:font-weight-asian="normal" style:font-weight-complex="normal"/>
    </style:style>
    <style:style style:name="P24" style:family="paragraph" style:parent-style-name="Standard">
      <style:text-properties fo:font-weight="normal" officeooo:rsid="02398aee" officeooo:paragraph-rsid="001b7f9b" style:font-weight-asian="normal" style:font-weight-complex="normal"/>
    </style:style>
    <style:style style:name="P25" style:family="paragraph" style:parent-style-name="Standard">
      <style:text-properties fo:font-weight="normal" officeooo:rsid="02ba965a" officeooo:paragraph-rsid="001b7f9b" style:font-weight-asian="normal" style:font-weight-complex="normal"/>
    </style:style>
    <style:style style:name="P26" style:family="paragraph" style:parent-style-name="Standard">
      <style:text-properties fo:font-weight="normal" officeooo:rsid="02c783c6" officeooo:paragraph-rsid="001b7f9b" style:font-weight-asian="normal" style:font-weight-complex="normal"/>
    </style:style>
    <style:style style:name="P27" style:family="paragraph" style:parent-style-name="Standard">
      <style:text-properties fo:font-weight="normal" officeooo:rsid="02d8817d" officeooo:paragraph-rsid="001b7f9b" style:font-weight-asian="normal" style:font-weight-complex="normal"/>
    </style:style>
    <style:style style:name="P28" style:family="paragraph" style:parent-style-name="Standard">
      <style:text-properties fo:font-weight="normal" officeooo:rsid="02a71b15" officeooo:paragraph-rsid="001b7f9b" style:font-weight-asian="normal" style:font-weight-complex="normal"/>
    </style:style>
    <style:style style:name="P29" style:family="paragraph" style:parent-style-name="Standard" style:list-style-name="L4">
      <style:text-properties fo:font-weight="normal" officeooo:rsid="02b06378" officeooo:paragraph-rsid="001b7f9b" style:font-weight-asian="normal" style:font-weight-complex="normal"/>
    </style:style>
    <style:style style:name="P30" style:family="paragraph" style:parent-style-name="Standard">
      <style:text-properties fo:font-weight="normal" officeooo:rsid="02b06378" officeooo:paragraph-rsid="001b7f9b" style:font-weight-asian="normal" style:font-weight-complex="normal"/>
    </style:style>
    <style:style style:name="P31" style:family="paragraph" style:parent-style-name="Standard" style:list-style-name="L4">
      <style:text-properties fo:font-weight="normal" officeooo:rsid="02b183dc" officeooo:paragraph-rsid="001b7f9b" style:font-weight-asian="normal" style:font-weight-complex="normal"/>
    </style:style>
    <style:style style:name="P32" style:family="paragraph" style:parent-style-name="Standard">
      <style:text-properties fo:font-weight="normal" officeooo:rsid="02b28748" officeooo:paragraph-rsid="001b7f9b" style:font-weight-asian="normal" style:font-weight-complex="normal"/>
    </style:style>
    <style:style style:name="P33" style:family="paragraph" style:parent-style-name="Standard">
      <style:text-properties fo:font-weight="normal" officeooo:paragraph-rsid="001b7f9b" style:font-weight-asian="normal" style:font-weight-complex="normal"/>
    </style:style>
    <style:style style:name="P34" style:family="paragraph" style:parent-style-name="Standard">
      <style:text-properties style:font-name="Lato Light1" fo:font-size="9pt" fo:font-weight="normal" officeooo:rsid="014d05fb" officeooo:paragraph-rsid="001b7f9b" style:font-size-asian="9pt" style:font-weight-asian="normal" style:font-size-complex="9pt" style:font-weight-complex="normal"/>
    </style:style>
    <style:style style:name="P35" style:family="paragraph" style:parent-style-name="Standard">
      <style:text-properties style:font-name="Lato Light1" fo:font-size="9pt" fo:font-weight="normal" officeooo:rsid="02f8fa0a" officeooo:paragraph-rsid="001b7f9b" style:font-size-asian="9pt" style:font-weight-asian="normal" style:font-size-complex="9pt" style:font-weight-complex="normal"/>
    </style:style>
    <style:style style:name="P36" style:family="paragraph" style:parent-style-name="Standard">
      <style:text-properties style:font-name="Lato Light1" fo:font-size="9pt" fo:font-weight="normal" officeooo:rsid="02f81769" officeooo:paragraph-rsid="001b7f9b" style:font-size-asian="9pt" style:font-weight-asian="normal" style:font-size-complex="9pt" style:font-weight-complex="normal"/>
    </style:style>
    <style:style style:name="P37" style:family="paragraph" style:parent-style-name="Standard">
      <style:text-properties style:font-name="Lato Light1" fo:font-size="9pt" fo:font-weight="normal" officeooo:rsid="038d617a" officeooo:paragraph-rsid="001b7f9b" style:font-size-asian="9pt" style:font-weight-asian="normal" style:font-size-complex="9pt" style:font-weight-complex="normal"/>
    </style:style>
    <style:style style:name="P38" style:family="paragraph" style:parent-style-name="Standard">
      <style:text-properties style:font-name="Liberation Serif" fo:font-size="12pt" fo:font-weight="normal" officeooo:rsid="0194357a" officeooo:paragraph-rsid="001b7f9b" style:font-size-asian="12pt" style:font-weight-asian="normal" style:font-size-complex="12pt" style:font-weight-complex="normal"/>
    </style:style>
    <style:style style:name="P39" style:family="paragraph" style:parent-style-name="Standard">
      <style:text-properties style:font-name="Liberation Serif" fo:font-size="12pt" fo:font-weight="normal" officeooo:rsid="0195a8be" officeooo:paragraph-rsid="001b7f9b" style:font-size-asian="12pt" style:font-weight-asian="normal" style:font-size-complex="12pt" style:font-weight-complex="normal"/>
    </style:style>
    <style:style style:name="P40" style:family="paragraph" style:parent-style-name="Standard">
      <style:text-properties style:font-name="Liberation Serif" fo:font-size="12pt" fo:font-weight="normal" officeooo:rsid="0283f76e" officeooo:paragraph-rsid="001b7f9b" style:font-size-asian="12pt" style:font-weight-asian="normal" style:font-size-complex="12pt" style:font-weight-complex="normal"/>
    </style:style>
    <style:style style:name="P41" style:family="paragraph" style:parent-style-name="Standard">
      <style:text-properties style:font-name="Liberation Serif" fo:font-size="12pt" fo:font-weight="normal" officeooo:rsid="0246b40c" officeooo:paragraph-rsid="001b7f9b" style:font-size-asian="12pt" style:font-weight-asian="normal" style:font-size-complex="12pt" style:font-weight-complex="normal"/>
    </style:style>
    <style:style style:name="P42" style:family="paragraph" style:parent-style-name="Standard">
      <style:text-properties style:font-name="Liberation Serif" fo:font-size="12pt" fo:font-weight="normal" officeooo:rsid="02f81769" officeooo:paragraph-rsid="001b7f9b" style:font-size-asian="12pt" style:font-weight-asian="normal" style:font-size-complex="12pt" style:font-weight-complex="normal"/>
    </style:style>
    <style:style style:name="P43" style:family="paragraph" style:parent-style-name="Standard">
      <style:text-properties style:font-name="Liberation Serif" fo:font-size="12pt" fo:font-weight="normal" officeooo:rsid="02313c70" officeooo:paragraph-rsid="001b7f9b" style:font-size-asian="10.5pt" style:font-weight-asian="normal" style:font-size-complex="12pt" style:font-weight-complex="normal"/>
    </style:style>
    <style:style style:name="P44" style:family="paragraph" style:parent-style-name="Standard">
      <style:text-properties style:font-name="Liberation Serif" fo:font-size="12pt" fo:font-weight="normal" officeooo:rsid="023b5c78" officeooo:paragraph-rsid="001b7f9b" style:font-size-asian="10.5pt" style:font-weight-asian="normal" style:font-size-complex="12pt" style:font-weight-complex="normal"/>
    </style:style>
    <style:style style:name="P45" style:family="paragraph" style:parent-style-name="Standard">
      <style:text-properties style:font-name="Liberation Serif" fo:font-size="12pt" fo:font-weight="normal" officeooo:rsid="02497fa2" officeooo:paragraph-rsid="001b7f9b" style:font-size-asian="10.5pt" style:font-weight-asian="normal" style:font-size-complex="12pt" style:font-weight-complex="normal"/>
    </style:style>
    <style:style style:name="P46" style:family="paragraph" style:parent-style-name="Standard">
      <style:text-properties style:font-name="Liberation Serif" fo:font-size="12pt" fo:font-weight="normal" officeooo:rsid="024b7e02" officeooo:paragraph-rsid="001b7f9b" style:font-size-asian="10.5pt" style:font-weight-asian="normal" style:font-size-complex="12pt" style:font-weight-complex="normal"/>
    </style:style>
    <style:style style:name="P47" style:family="paragraph" style:parent-style-name="Standard">
      <style:text-properties style:font-name="Liberation Serif" fo:font-size="12pt" fo:font-weight="normal" officeooo:rsid="0281f226" officeooo:paragraph-rsid="001b7f9b" style:font-size-asian="10.5pt" style:font-weight-asian="normal" style:font-size-complex="12pt" style:font-weight-complex="normal"/>
    </style:style>
    <style:style style:name="P48" style:family="paragraph" style:parent-style-name="Standard">
      <style:text-properties style:font-name="Liberation Serif" fo:font-size="12pt" fo:font-weight="bold" officeooo:rsid="02f8fa0a" officeooo:paragraph-rsid="001b7f9b" style:font-size-asian="12pt" style:font-weight-asian="bold" style:font-size-complex="12pt" style:font-weight-complex="bold"/>
    </style:style>
    <style:style style:name="P49" style:family="paragraph" style:parent-style-name="Standard">
      <style:text-properties style:font-name="Lato Light" fo:font-size="9pt" fo:font-weight="normal" officeooo:rsid="0194357a" officeooo:paragraph-rsid="001b7f9b" style:font-size-asian="9pt" style:font-weight-asian="normal" style:font-size-complex="9pt" style:font-weight-complex="normal"/>
    </style:style>
    <style:style style:name="P50" style:family="paragraph" style:parent-style-name="Standard">
      <style:text-properties style:font-name="Lato Light" fo:font-size="9pt" fo:font-weight="normal" officeooo:rsid="02398aee" officeooo:paragraph-rsid="001b7f9b" style:font-size-asian="9pt" style:font-weight-asian="normal" style:font-size-complex="9pt" style:font-weight-complex="normal"/>
    </style:style>
    <style:style style:name="P51" style:family="paragraph" style:parent-style-name="Standard">
      <style:text-properties style:font-name="Lato Light" fo:font-size="9pt" fo:font-weight="normal" officeooo:rsid="0246b40c" officeooo:paragraph-rsid="001b7f9b" style:font-size-asian="9pt" style:font-weight-asian="normal" style:font-size-complex="9pt" style:font-weight-complex="normal"/>
    </style:style>
    <style:style style:name="P52" style:family="paragraph" style:parent-style-name="Standard">
      <style:text-properties style:font-name="Lato Light" fo:font-size="9pt" fo:font-weight="normal" officeooo:rsid="024976bd" officeooo:paragraph-rsid="001b7f9b" style:font-size-asian="9pt" style:font-weight-asian="normal" style:font-size-complex="9pt" style:font-weight-complex="normal"/>
    </style:style>
    <style:style style:name="P53" style:family="paragraph" style:parent-style-name="Standard">
      <style:text-properties style:font-name="Lato Light" fo:font-size="9pt" officeooo:paragraph-rsid="001b7f9b" style:font-size-asian="9pt" style:font-size-complex="9pt"/>
    </style:style>
    <style:style style:name="P54" style:family="paragraph" style:parent-style-name="Standard">
      <style:paragraph-properties fo:text-align="justify" style:justify-single-word="false"/>
      <style:text-properties fo:color="#000000" fo:font-weight="normal" officeooo:rsid="0191fcbf" officeooo:paragraph-rsid="001b7f9b" style:font-weight-asian="normal" style:font-weight-complex="normal"/>
    </style:style>
    <style:style style:name="P55" style:family="paragraph" style:parent-style-name="Standard">
      <style:paragraph-properties fo:text-align="start" style:justify-single-word="false"/>
      <style:text-properties fo:color="#000000" fo:font-weight="normal" officeooo:rsid="01cf52de" officeooo:paragraph-rsid="001b7f9b" style:font-weight-asian="normal" style:font-weight-complex="normal"/>
    </style:style>
    <style:style style:name="P56" style:family="paragraph" style:parent-style-name="Standard">
      <style:paragraph-properties fo:text-align="start" style:justify-single-word="false"/>
      <style:text-properties fo:color="#000000" style:font-name="Lato Light" fo:font-size="9pt" fo:font-weight="bold" officeooo:rsid="018d10dc" officeooo:paragraph-rsid="001b7f9b" style:font-size-asian="9pt" style:font-weight-asian="bold" style:font-size-complex="9pt" style:font-weight-complex="bold"/>
    </style:style>
    <style:style style:name="P57" style:family="paragraph" style:parent-style-name="Standard">
      <style:paragraph-properties fo:text-align="start" style:justify-single-word="false"/>
      <style:text-properties fo:color="#000000" style:font-name="Lato Light" fo:font-size="9pt" fo:font-weight="normal" officeooo:rsid="01cf52de" officeooo:paragraph-rsid="001b7f9b" style:font-size-asian="9pt" style:font-weight-asian="normal" style:font-size-complex="9pt" style:font-weight-complex="normal"/>
    </style:style>
    <style:style style:name="P58" style:family="paragraph" style:parent-style-name="Standard">
      <style:paragraph-properties fo:text-align="start" style:justify-single-word="false"/>
      <style:text-properties fo:color="#000000" style:font-name="Liberation Serif" fo:font-size="12pt" fo:font-weight="normal" officeooo:rsid="01d39cc7" officeooo:paragraph-rsid="001b7f9b" style:font-size-asian="12pt" style:font-weight-asian="normal" style:font-size-complex="12pt" style:font-weight-complex="normal"/>
    </style:style>
    <style:style style:name="P59" style:family="paragraph" style:parent-style-name="Standard">
      <style:text-properties fo:color="#ed1c24" officeooo:rsid="027bb107" officeooo:paragraph-rsid="001b7f9b"/>
    </style:style>
    <style:style style:name="P60" style:family="paragraph" style:parent-style-name="Standard">
      <style:text-properties fo:color="#ed1c24" officeooo:rsid="02b183dc" officeooo:paragraph-rsid="001b7f9b"/>
    </style:style>
    <style:style style:name="P61" style:family="paragraph" style:parent-style-name="Standard">
      <style:text-properties officeooo:rsid="027bb107" officeooo:paragraph-rsid="001b7f9b"/>
    </style:style>
    <style:style style:name="P62" style:family="paragraph" style:parent-style-name="Standard">
      <style:text-properties officeooo:rsid="02a0a59c" officeooo:paragraph-rsid="001b7f9b"/>
    </style:style>
    <style:style style:name="P63" style:family="paragraph" style:parent-style-name="Standard">
      <style:text-properties officeooo:rsid="02a2f75b" officeooo:paragraph-rsid="001b7f9b"/>
    </style:style>
    <style:style style:name="P64" style:family="paragraph" style:parent-style-name="Standard">
      <style:text-properties officeooo:rsid="02a4d183" officeooo:paragraph-rsid="001b7f9b"/>
    </style:style>
    <style:style style:name="P65" style:family="paragraph" style:parent-style-name="Standard">
      <style:text-properties officeooo:rsid="02a71b15" officeooo:paragraph-rsid="001b7f9b"/>
    </style:style>
    <style:style style:name="P66" style:family="paragraph" style:parent-style-name="Standard">
      <style:text-properties officeooo:rsid="02ad0b63" officeooo:paragraph-rsid="001b7f9b"/>
    </style:style>
    <style:style style:name="P67" style:family="paragraph" style:parent-style-name="Standard" style:list-style-name="L4">
      <style:text-properties officeooo:rsid="02b183dc" officeooo:paragraph-rsid="001b7f9b"/>
    </style:style>
    <style:style style:name="P68" style:family="paragraph" style:parent-style-name="Standard">
      <style:text-properties officeooo:rsid="02b183dc" officeooo:paragraph-rsid="001b7f9b"/>
    </style:style>
    <style:style style:name="P69" style:family="paragraph" style:parent-style-name="Standard" style:list-style-name="L5">
      <style:text-properties officeooo:rsid="02e39446" officeooo:paragraph-rsid="001b7f9b"/>
    </style:style>
    <style:style style:name="P70" style:family="paragraph" style:parent-style-name="Standard">
      <style:text-properties officeooo:rsid="02e39446" officeooo:paragraph-rsid="001b7f9b"/>
    </style:style>
    <style:style style:name="P71" style:family="paragraph" style:parent-style-name="Standard">
      <style:text-properties officeooo:rsid="02e4e003" officeooo:paragraph-rsid="001b7f9b"/>
    </style:style>
    <style:style style:name="P72" style:family="paragraph" style:parent-style-name="Standard">
      <style:text-properties officeooo:rsid="02e6509c" officeooo:paragraph-rsid="001b7f9b"/>
    </style:style>
    <style:style style:name="P73" style:family="paragraph" style:parent-style-name="Standard">
      <style:text-properties officeooo:rsid="02ea1cae" officeooo:paragraph-rsid="001b7f9b"/>
    </style:style>
    <style:style style:name="P74" style:family="paragraph" style:parent-style-name="Standard">
      <style:text-properties officeooo:rsid="02eea2be" officeooo:paragraph-rsid="001b7f9b"/>
    </style:style>
    <style:style style:name="P75" style:family="paragraph" style:parent-style-name="Standard">
      <style:text-properties fo:color="#0d1f63" style:font-name="Liberation Serif" fo:font-size="12pt" fo:font-weight="bold" officeooo:rsid="02f81769" officeooo:paragraph-rsid="001b7f9b" style:font-size-asian="12pt" style:font-weight-asian="bold" style:font-size-complex="12pt" style:font-weight-complex="bold"/>
    </style:style>
    <style:style style:name="P76" style:family="paragraph" style:parent-style-name="Standard">
      <style:text-properties fo:color="#0d1f63" style:font-name="Liberation Serif" fo:font-size="12pt" fo:font-weight="bold" officeooo:rsid="03139a1d" officeooo:paragraph-rsid="001b7f9b" style:font-size-asian="12pt" style:font-weight-asian="bold" style:font-size-complex="12pt" style:font-weight-complex="bold"/>
    </style:style>
    <style:style style:name="P77" style:family="paragraph" style:parent-style-name="Standard">
      <style:text-properties style:font-name="Liberation Serif" fo:font-size="12pt" fo:font-weight="bold" officeooo:rsid="038d617a" officeooo:paragraph-rsid="001b7f9b" style:font-size-asian="12pt" style:font-weight-asian="bold" style:font-size-complex="12pt" style:font-weight-complex="bold"/>
    </style:style>
    <style:style style:name="P78" style:family="paragraph" style:parent-style-name="Standard" style:list-style-name="L4">
      <style:text-properties officeooo:paragraph-rsid="001b7f9b"/>
    </style:style>
    <style:style style:name="P79" style:family="paragraph" style:parent-style-name="Standard">
      <style:text-properties officeooo:paragraph-rsid="001b7f9b"/>
    </style:style>
    <style:style style:name="P80" style:family="paragraph" style:parent-style-name="Standard">
      <loext:graphic-properties draw:fill="none"/>
      <style:paragraph-properties fo:margin-left="2.499cm" fo:margin-right="0cm" fo:text-align="justify" style:justify-single-word="false" fo:text-indent="0cm" style:auto-text-indent="false" fo:background-color="transparent"/>
      <style:text-properties fo:color="#000000" fo:font-weight="normal" officeooo:rsid="0214f5e9" officeooo:paragraph-rsid="001b7f9b" style:font-weight-asian="normal" style:font-weight-complex="normal"/>
    </style:style>
    <style:style style:name="P81" style:family="paragraph" style:parent-style-name="Standard">
      <loext:graphic-properties draw:fill="none"/>
      <style:paragraph-properties fo:margin-left="2.499cm" fo:margin-right="0cm" fo:text-align="justify" style:justify-single-word="false" fo:text-indent="0cm" style:auto-text-indent="false" fo:background-color="transparent"/>
      <style:text-properties fo:color="#000000" fo:font-weight="normal" officeooo:rsid="019e913b" officeooo:paragraph-rsid="001b7f9b" style:font-weight-asian="normal" style:font-weight-complex="normal"/>
    </style:style>
    <style:style style:name="P82" style:family="paragraph" style:parent-style-name="Standard" style:master-page-name="">
      <loext:graphic-properties draw:fill="none"/>
      <style:paragraph-properties fo:margin-left="2.499cm" fo:margin-right="0cm" fo:text-align="start" style:justify-single-word="false" fo:text-indent="0cm" style:auto-text-indent="false" style:page-number="auto" fo:background-color="transparent"/>
      <style:text-properties fo:color="#000000" fo:font-weight="normal" officeooo:rsid="019e913b" officeooo:paragraph-rsid="001b7f9b" style:font-weight-asian="normal" style:font-weight-complex="normal"/>
    </style:style>
    <style:style style:name="P83" style:family="paragraph" style:parent-style-name="Standard" style:master-page-name="">
      <loext:graphic-properties draw:fill="none"/>
      <style:paragraph-properties fo:margin-left="2.499cm" fo:margin-right="0cm" fo:text-align="justify" style:justify-single-word="false" fo:text-indent="0cm" style:auto-text-indent="false" style:page-number="auto" fo:background-color="transparent"/>
      <style:text-properties fo:color="#000000" fo:font-weight="normal" officeooo:rsid="019e913b" officeooo:paragraph-rsid="001b7f9b" style:font-weight-asian="normal" style:font-weight-complex="normal"/>
    </style:style>
    <style:style style:name="P84"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color="#000000" fo:font-weight="normal" officeooo:rsid="019e913b" officeooo:paragraph-rsid="001b7f9b" style:font-weight-asian="normal" style:font-weight-complex="normal"/>
    </style:style>
    <style:style style:name="P85" style:family="paragraph" style:parent-style-name="Standard">
      <style:paragraph-properties fo:margin-left="0cm" fo:margin-right="0cm" fo:margin-top="0cm" fo:margin-bottom="0cm" loext:contextual-spacing="false" fo:text-indent="0cm" style:auto-text-indent="false"/>
      <style:text-properties officeooo:paragraph-rsid="001b7f9b"/>
    </style:style>
    <style:style style:name="P86" style:family="paragraph" style:parent-style-name="Standard">
      <loext:graphic-properties draw:fill="none"/>
      <style:paragraph-properties fo:margin-left="1.3cm" fo:margin-right="0cm" fo:margin-top="0cm" fo:margin-bottom="0cm" loext:contextual-spacing="false" fo:line-height="115%" fo:text-align="start" style:justify-single-word="false" fo:text-indent="0cm" style:auto-text-indent="false" fo:background-color="transparent"/>
      <style:text-properties fo:color="#000000" style:font-name="Lato Light" fo:font-size="9pt" fo:font-weight="bold" officeooo:rsid="01d21c93" officeooo:paragraph-rsid="001b7f9b" style:font-size-asian="9pt" style:font-weight-asian="bold" style:font-size-complex="9pt" style:font-weight-complex="bold"/>
    </style:style>
    <style:style style:name="P87" style:family="paragraph" style:parent-style-name="Standard" style:master-page-name="">
      <loext:graphic-properties draw:fill="none"/>
      <style:paragraph-properties fo:margin-left="1.3cm" fo:margin-right="0cm" fo:text-align="justify" style:justify-single-word="false" fo:text-indent="0cm" style:auto-text-indent="false" style:page-number="auto" fo:background-color="transparent"/>
      <style:text-properties fo:color="#000000" fo:font-weight="bold" officeooo:rsid="018d10dc" officeooo:paragraph-rsid="001b7f9b" style:font-weight-asian="bold" style:font-weight-complex="bold"/>
    </style:style>
    <style:style style:name="P88" style:family="paragraph" style:parent-style-name="Standard">
      <style:paragraph-properties fo:break-before="page"/>
      <style:text-properties officeooo:rsid="0281f226" officeooo:paragraph-rsid="001b7f9b"/>
    </style:style>
    <style:style style:name="P89" style:family="paragraph" style:parent-style-name="Text_20_body">
      <style:text-properties style:font-name="Liberation Serif" fo:font-size="12pt" fo:font-weight="normal" officeooo:rsid="0283f76e" officeooo:paragraph-rsid="001b7f9b" style:font-size-asian="12pt" style:font-weight-asian="normal" style:font-size-complex="12pt" style:font-weight-complex="normal"/>
    </style:style>
    <style:style style:name="P90" style:family="paragraph" style:parent-style-name="Text_20_body">
      <style:text-properties style:font-name="Liberation Serif" fo:font-size="12pt" fo:font-weight="normal" officeooo:rsid="0289e042" officeooo:paragraph-rsid="001b7f9b" style:font-size-asian="12pt" style:font-weight-asian="normal" style:font-size-complex="12pt" style:font-weight-complex="normal"/>
    </style:style>
    <style:style style:name="P91" style:family="paragraph" style:parent-style-name="Text_20_body">
      <style:text-properties style:font-name="Liberation Serif" fo:font-size="12pt" fo:font-weight="normal" officeooo:rsid="02895bf8" officeooo:paragraph-rsid="001b7f9b" style:font-size-asian="12pt" style:font-weight-asian="normal" style:font-size-complex="12pt" style:font-weight-complex="normal"/>
    </style:style>
    <style:style style:name="P92" style:family="paragraph" style:parent-style-name="Text_20_body">
      <style:text-properties style:font-name="Liberation Serif" fo:font-size="12pt" fo:font-weight="normal" officeooo:rsid="028bdbfd" officeooo:paragraph-rsid="001b7f9b" style:font-size-asian="12pt" style:font-weight-asian="normal" style:font-size-complex="12pt" style:font-weight-complex="normal"/>
    </style:style>
    <style:style style:name="P93" style:family="paragraph" style:parent-style-name="Text_20_body">
      <style:text-properties officeooo:rsid="014d05fb" officeooo:paragraph-rsid="001b7f9b"/>
    </style:style>
    <style:style style:name="P94" style:family="paragraph" style:parent-style-name="Text_20_body">
      <style:text-properties officeooo:rsid="0283f76e" officeooo:paragraph-rsid="001b7f9b"/>
    </style:style>
    <style:style style:name="P95" style:family="paragraph" style:parent-style-name="Text_20_body">
      <style:text-properties fo:font-weight="normal" officeooo:rsid="02300d7c" officeooo:paragraph-rsid="001b7f9b" style:font-weight-asian="normal" style:font-weight-complex="normal"/>
    </style:style>
    <style:style style:name="P96" style:family="paragraph" style:parent-style-name="Text_20_body">
      <style:text-properties style:font-name="Lato Light" fo:font-size="9pt" fo:font-weight="normal" officeooo:rsid="02313c70" officeooo:paragraph-rsid="001b7f9b" style:font-size-asian="9pt" style:font-weight-asian="normal" style:font-size-complex="9pt" style:font-weight-complex="normal"/>
    </style:style>
    <style:style style:name="P97" style:family="paragraph" style:parent-style-name="Text_20_body">
      <style:text-properties style:font-name="Lato Light" fo:font-size="9pt" officeooo:paragraph-rsid="001b7f9b" style:font-size-asian="9pt" style:font-size-complex="9pt"/>
    </style:style>
    <style:style style:name="P98" style:family="paragraph" style:parent-style-name="Text_20_body">
      <style:text-properties fo:font-weight="bold" officeooo:rsid="024e108e" officeooo:paragraph-rsid="001b7f9b" style:font-weight-asian="bold" style:font-weight-complex="bold"/>
    </style:style>
    <style:style style:name="P99" style:family="paragraph" style:parent-style-name="Text_20_body">
      <style:text-properties fo:color="#ed1c24" officeooo:rsid="027bb107" officeooo:paragraph-rsid="001b7f9b"/>
    </style:style>
    <style:style style:name="P100" style:family="paragraph" style:parent-style-name="Text_20_body">
      <style:text-properties fo:color="#0d1f63" style:font-name="Liberation Serif" fo:font-size="12pt" fo:font-weight="normal" officeooo:rsid="0281f226" officeooo:paragraph-rsid="001b7f9b" style:font-size-asian="10.5pt" style:font-weight-asian="normal" style:font-size-complex="12pt" style:font-weight-complex="normal"/>
    </style:style>
    <style:style style:name="P101" style:family="paragraph" style:parent-style-name="Text_20_body">
      <style:text-properties style:font-name="Lato Light1" fo:font-size="9pt" officeooo:paragraph-rsid="001b7f9b" style:font-size-asian="9pt" style:font-size-complex="9pt"/>
    </style:style>
    <style:style style:name="P102" style:family="paragraph" style:parent-style-name="Text_20_body">
      <style:text-properties officeooo:paragraph-rsid="001b7f9b"/>
    </style:style>
    <style:style style:name="P103" style:family="paragraph" style:parent-style-name="Text_20_body">
      <style:paragraph-properties fo:margin-top="0cm" fo:margin-bottom="0cm" loext:contextual-spacing="false" fo:line-height="0.529cm"/>
      <style:text-properties style:font-name="Lato Light" fo:font-size="9pt" fo:font-weight="normal" officeooo:rsid="028bdbfd" officeooo:paragraph-rsid="001b7f9b" style:font-size-asian="9pt" style:font-weight-asian="normal" style:font-size-complex="9pt" style:font-weight-complex="normal"/>
    </style:style>
    <style:style style:name="P104" style:family="paragraph" style:parent-style-name="Text_20_body" style:list-style-name="L1">
      <loext:graphic-properties draw:fill="none"/>
      <style:paragraph-properties fo:margin-top="0cm" fo:margin-bottom="0cm" loext:contextual-spacing="false" fo:line-height="115%" fo:background-color="transparent"/>
      <style:text-properties officeooo:paragraph-rsid="001b7f9b"/>
    </style:style>
    <style:style style:name="P105" style:family="paragraph" style:parent-style-name="Text_20_body">
      <style:paragraph-properties fo:margin-left="0cm" fo:margin-right="0cm" fo:margin-top="0cm" fo:margin-bottom="0cm" loext:contextual-spacing="false" fo:text-indent="0cm" style:auto-text-indent="false"/>
      <style:text-properties style:font-name="Liberation Serif" fo:font-size="12pt" officeooo:rsid="02590e34" officeooo:paragraph-rsid="001b7f9b" style:font-size-asian="12pt" style:font-size-complex="12pt"/>
    </style:style>
    <style:style style:name="P106" style:family="paragraph" style:parent-style-name="Text_20_body">
      <style:paragraph-properties fo:margin-left="0cm" fo:margin-right="0cm" fo:margin-top="0cm" fo:margin-bottom="0cm" loext:contextual-spacing="false" fo:text-indent="0cm" style:auto-text-indent="false"/>
      <style:text-properties style:font-name="Liberation Serif" fo:font-size="12pt" officeooo:rsid="0254dc74" officeooo:paragraph-rsid="001b7f9b" style:font-size-asian="12pt" style:font-size-complex="12pt"/>
    </style:style>
    <style:style style:name="P107" style:family="paragraph" style:parent-style-name="Text_20_body">
      <style:paragraph-properties fo:margin-left="0cm" fo:margin-right="0cm" fo:margin-top="0cm" fo:margin-bottom="0cm" loext:contextual-spacing="false" fo:text-indent="0cm" style:auto-text-indent="false"/>
      <style:text-properties style:font-name="Lato Light" fo:font-size="9pt" officeooo:rsid="0254dc74" officeooo:paragraph-rsid="001b7f9b" style:font-size-asian="9pt" style:font-size-complex="9pt"/>
    </style:style>
    <style:style style:name="P108" style:family="paragraph" style:parent-style-name="Text_20_body">
      <style:paragraph-properties fo:margin-left="0cm" fo:margin-right="0cm" fo:margin-top="0cm" fo:margin-bottom="0cm" loext:contextual-spacing="false" fo:text-align="justify" style:justify-single-word="false" fo:text-indent="0cm" style:auto-text-indent="false"/>
      <style:text-properties style:font-name="Lato Light" fo:font-size="9pt" officeooo:rsid="0279249b" officeooo:paragraph-rsid="001b7f9b" style:font-size-asian="9pt" style:font-size-complex="9pt"/>
    </style:style>
    <style:style style:name="P109" style:family="paragraph" style:parent-style-name="Text_20_body">
      <style:paragraph-properties fo:margin-left="0cm" fo:margin-right="0cm" fo:margin-top="0cm" fo:margin-bottom="0cm" loext:contextual-spacing="false" fo:text-align="justify" style:justify-single-word="false" fo:text-indent="0cm" style:auto-text-indent="false"/>
      <style:text-properties style:font-name="Lato Light" fo:font-size="9pt" officeooo:paragraph-rsid="001b7f9b" style:font-size-asian="9pt" style:font-size-complex="9pt"/>
    </style:style>
    <style:style style:name="P110" style:family="paragraph" style:parent-style-name="Text_20_body">
      <style:paragraph-properties fo:margin-left="0cm" fo:margin-right="0cm" fo:margin-top="0cm" fo:margin-bottom="0cm" loext:contextual-spacing="false" fo:text-indent="0cm" style:auto-text-indent="false"/>
      <style:text-properties style:font-name="Lato Light" fo:font-size="9pt" officeooo:paragraph-rsid="001b7f9b" style:font-size-asian="9pt" style:font-size-complex="9pt"/>
    </style:style>
    <style:style style:name="P111" style:family="paragraph" style:parent-style-name="Text_20_body">
      <style:paragraph-properties fo:margin-left="0cm" fo:margin-right="0cm" fo:margin-top="0cm" fo:margin-bottom="0cm" loext:contextual-spacing="false" fo:text-align="justify" style:justify-single-word="false" fo:text-indent="0cm" style:auto-text-indent="false"/>
      <style:text-properties style:font-name="Lato Light" fo:font-size="9pt" fo:font-weight="normal" officeooo:rsid="0279249b" officeooo:paragraph-rsid="001b7f9b" style:font-size-asian="9pt" style:font-weight-asian="normal" style:font-size-complex="9pt" style:font-weight-complex="normal"/>
    </style:style>
    <style:style style:name="P112" style:family="paragraph" style:parent-style-name="Text_20_body">
      <style:paragraph-properties fo:margin-left="0cm" fo:margin-right="0cm" fo:margin-top="0cm" fo:margin-bottom="0cm" loext:contextual-spacing="false" fo:text-align="justify" style:justify-single-word="false" fo:text-indent="0cm" style:auto-text-indent="false"/>
      <style:text-properties style:font-name="Lato Light" fo:font-size="9pt" fo:font-weight="normal" officeooo:paragraph-rsid="001b7f9b" style:font-size-asian="9pt" style:font-weight-asian="normal" style:font-size-complex="9pt" style:font-weight-complex="normal"/>
    </style:style>
    <style:style style:name="P113" style:family="paragraph" style:parent-style-name="Text_20_body">
      <style:paragraph-properties fo:margin-left="0cm" fo:margin-right="0cm" fo:margin-top="0cm" fo:margin-bottom="0cm" loext:contextual-spacing="false" fo:text-indent="0cm" style:auto-text-indent="false"/>
      <style:text-properties officeooo:rsid="0254dc74" officeooo:paragraph-rsid="001b7f9b"/>
    </style:style>
    <style:style style:name="P114" style:family="paragraph" style:parent-style-name="Text_20_body">
      <style:paragraph-properties fo:margin-left="0cm" fo:margin-right="0cm" fo:margin-top="0cm" fo:margin-bottom="0cm" loext:contextual-spacing="false" fo:text-indent="0cm" style:auto-text-indent="false"/>
      <style:text-properties officeooo:rsid="02c516ef" officeooo:paragraph-rsid="001b7f9b"/>
    </style:style>
    <style:style style:name="P115" style:family="paragraph" style:parent-style-name="Text_20_body">
      <style:paragraph-properties fo:margin-left="0cm" fo:margin-right="0cm" fo:margin-top="0cm" fo:margin-bottom="0cm" loext:contextual-spacing="false" fo:text-indent="0cm" style:auto-text-indent="false"/>
      <style:text-properties fo:font-weight="normal" officeooo:rsid="02c69585" officeooo:paragraph-rsid="001b7f9b" style:font-weight-asian="normal" style:font-weight-complex="normal"/>
    </style:style>
    <style:style style:name="P116" style:family="paragraph" style:parent-style-name="Text_20_body">
      <style:paragraph-properties fo:margin-left="0cm" fo:margin-right="0cm" fo:margin-top="0cm" fo:margin-bottom="0cm" loext:contextual-spacing="false" fo:text-align="justify" style:justify-single-word="false" fo:text-indent="0cm" style:auto-text-indent="false"/>
      <style:text-properties fo:font-weight="normal" officeooo:paragraph-rsid="001b7f9b" style:font-weight-asian="normal" style:font-weight-complex="normal"/>
    </style:style>
    <style:style style:name="P117" style:family="paragraph" style:parent-style-name="Text_20_body">
      <style:paragraph-properties fo:margin-left="0cm" fo:margin-right="0cm" fo:margin-top="0cm" fo:margin-bottom="0cm" loext:contextual-spacing="false" fo:text-indent="0cm" style:auto-text-indent="false"/>
      <style:text-properties officeooo:rsid="025fb95f" officeooo:paragraph-rsid="001b7f9b"/>
    </style:style>
    <style:style style:name="P118" style:family="paragraph" style:parent-style-name="Text_20_body">
      <style:paragraph-properties fo:margin-left="0cm" fo:margin-right="0cm" fo:margin-top="0cm" fo:margin-bottom="0cm" loext:contextual-spacing="false" fo:text-align="justify" style:justify-single-word="false" fo:text-indent="0cm" style:auto-text-indent="false"/>
      <style:text-properties officeooo:paragraph-rsid="001b7f9b"/>
    </style:style>
    <style:style style:name="P119" style:family="paragraph" style:parent-style-name="Text_20_body">
      <style:paragraph-properties fo:margin-left="0cm" fo:margin-right="0cm" fo:margin-top="0cm" fo:margin-bottom="0cm" loext:contextual-spacing="false" fo:text-indent="0cm" style:auto-text-indent="false"/>
      <style:text-properties fo:font-weight="bold" officeooo:rsid="038bf2b1" officeooo:paragraph-rsid="001b7f9b" style:font-weight-asian="bold" style:font-weight-complex="bold"/>
    </style:style>
    <style:style style:name="P120" style:family="paragraph" style:parent-style-name="Text_20_body">
      <style:paragraph-properties fo:margin-left="0cm" fo:margin-right="0cm" fo:margin-top="0cm" fo:margin-bottom="0cm" loext:contextual-spacing="false" fo:text-align="justify" style:justify-single-word="false" fo:text-indent="0cm" style:auto-text-indent="false"/>
      <style:text-properties style:use-window-font-color="true" style:font-name="Lato Light" fo:font-size="9pt" fo:font-weight="normal" officeooo:rsid="02ba965a" officeooo:paragraph-rsid="001b7f9b" style:font-size-asian="9pt" style:font-weight-asian="normal" style:font-size-complex="9pt" style:font-weight-complex="normal"/>
    </style:style>
    <style:style style:name="P121" style:family="paragraph" style:parent-style-name="Text_20_body">
      <style:paragraph-properties fo:margin-left="0cm" fo:margin-right="0cm" fo:margin-top="0cm" fo:margin-bottom="0cm" loext:contextual-spacing="false" fo:text-align="justify" style:justify-single-word="false" fo:text-indent="0cm" style:auto-text-indent="false"/>
      <style:text-properties style:use-window-font-color="true" style:font-name="Lato Light" fo:font-size="9pt" fo:font-weight="normal" officeooo:rsid="02d6b492" officeooo:paragraph-rsid="001b7f9b" style:font-size-asian="9pt" style:font-weight-asian="normal" style:font-size-complex="9pt" style:font-weight-complex="normal"/>
    </style:style>
    <style:style style:name="P122" style:family="paragraph" style:parent-style-name="Text_20_body">
      <style:paragraph-properties fo:margin-left="0cm" fo:margin-right="0cm" fo:margin-top="0cm" fo:margin-bottom="0cm" loext:contextual-spacing="false" fo:text-indent="0cm" style:auto-text-indent="false"/>
      <style:text-properties style:font-name="Lato Light1" fo:font-size="9pt" officeooo:paragraph-rsid="001b7f9b" style:font-size-asian="9pt" style:font-size-complex="9pt"/>
    </style:style>
    <style:style style:name="P123" style:family="paragraph" style:parent-style-name="Text_20_body">
      <style:paragraph-properties fo:margin-left="0cm" fo:margin-right="0cm" fo:margin-top="0cm" fo:margin-bottom="0cm" loext:contextual-spacing="false" fo:text-indent="0cm" style:auto-text-indent="false"/>
      <style:text-properties fo:color="#0d1f63" style:font-name="Liberation Serif" fo:font-size="12pt" fo:font-weight="normal" officeooo:rsid="0281f226" officeooo:paragraph-rsid="001b7f9b" style:font-size-asian="10.5pt" style:font-weight-asian="normal" style:font-size-complex="12pt" style:font-weight-complex="normal"/>
    </style:style>
    <style:style style:name="P124" style:family="paragraph" style:parent-style-name="Text_20_body">
      <style:paragraph-properties fo:margin-left="0cm" fo:margin-right="0cm" fo:margin-top="0cm" fo:margin-bottom="0cm" loext:contextual-spacing="false" fo:text-indent="0cm" style:auto-text-indent="false"/>
      <style:text-properties officeooo:paragraph-rsid="001b7f9b"/>
    </style:style>
    <style:style style:name="P125" style:family="paragraph" style:parent-style-name="Text_20_body">
      <loext:graphic-properties draw:fill="none"/>
      <style:paragraph-properties fo:margin-left="1.3cm" fo:margin-right="0cm" fo:margin-top="0cm" fo:margin-bottom="0cm" loext:contextual-spacing="false" fo:line-height="115%" fo:text-indent="0cm" style:auto-text-indent="false" fo:background-color="transparent"/>
      <style:text-properties officeooo:paragraph-rsid="001b7f9b"/>
    </style:style>
    <style:style style:name="P126" style:family="paragraph" style:parent-style-name="Text_20_body" style:master-page-name="">
      <loext:graphic-properties draw:fill="none"/>
      <style:paragraph-properties fo:margin-left="1.3cm" fo:margin-right="0cm" fo:margin-top="0cm" fo:margin-bottom="0cm" loext:contextual-spacing="false" fo:line-height="115%" fo:text-indent="0cm" style:auto-text-indent="false" style:page-number="auto" fo:background-color="transparent"/>
      <style:text-properties officeooo:paragraph-rsid="001b7f9b"/>
    </style:style>
    <style:style style:name="P127" style:family="paragraph" style:parent-style-name="Footer">
      <style:paragraph-properties fo:text-align="center" style:justify-single-word="false"/>
      <style:text-properties fo:font-size="10pt" style:font-size-asian="10pt" style:font-size-complex="10pt"/>
    </style:style>
    <style:style style:name="T1" style:family="text">
      <style:text-properties fo:color="#21409a"/>
    </style:style>
    <style:style style:name="T2" style:family="text">
      <style:text-properties fo:color="#21409a" officeooo:rsid="034e2547"/>
    </style:style>
    <style:style style:name="T3" style:family="text">
      <style:text-properties fo:color="#21409a" officeooo:rsid="012c2dc9"/>
    </style:style>
    <style:style style:name="T4" style:family="text">
      <style:text-properties fo:color="#21409a" style:font-name="Liberation Serif" fo:font-size="12pt" fo:font-weight="bold" officeooo:rsid="01cbd01e" style:font-size-asian="12pt" style:font-weight-asian="bold" style:font-size-complex="12pt" style:font-weight-complex="bold"/>
    </style:style>
    <style:style style:name="T5" style:family="text">
      <style:text-properties fo:font-weight="bold" style:font-weight-asian="bold" style:font-weight-complex="bold"/>
    </style:style>
    <style:style style:name="T6" style:family="text">
      <style:text-properties fo:font-weight="bold" officeooo:rsid="018846a2" style:font-weight-asian="bold" style:font-weight-complex="bold"/>
    </style:style>
    <style:style style:name="T7" style:family="text">
      <style:text-properties fo:font-weight="bold" officeooo:rsid="024b7e02" style:font-weight-asian="bold" style:font-weight-complex="bold"/>
    </style:style>
    <style:style style:name="T8" style:family="text">
      <style:text-properties fo:font-weight="bold" officeooo:rsid="029c9aa4" style:font-weight-asian="bold" style:font-weight-complex="bold"/>
    </style:style>
    <style:style style:name="T9" style:family="text">
      <style:text-properties fo:font-weight="bold" officeooo:rsid="014d05fb" style:font-weight-asian="bold" style:font-weight-complex="bold"/>
    </style:style>
    <style:style style:name="T10" style:family="text">
      <style:text-properties fo:font-weight="bold" officeooo:rsid="0289e042" style:font-weight-asian="bold" style:font-weight-complex="bold"/>
    </style:style>
    <style:style style:name="T11" style:family="text">
      <style:text-properties fo:font-weight="bold" officeooo:rsid="0283f76e" style:font-weight-asian="bold" style:font-weight-complex="bold"/>
    </style:style>
    <style:style style:name="T12" style:family="text">
      <style:text-properties fo:font-weight="bold" officeooo:rsid="02398aee" style:font-weight-asian="bold" style:font-weight-complex="bold"/>
    </style:style>
    <style:style style:name="T13" style:family="text">
      <style:text-properties fo:font-weight="bold" officeooo:rsid="024e108e" style:font-weight-asian="bold" style:font-weight-complex="bold"/>
    </style:style>
    <style:style style:name="T14" style:family="text">
      <style:text-properties fo:font-weight="bold" officeooo:rsid="02708f56" style:font-weight-asian="bold" style:font-weight-complex="bold"/>
    </style:style>
    <style:style style:name="T15" style:family="text">
      <style:text-properties fo:font-weight="bold" officeooo:rsid="02649797" style:font-weight-asian="bold" style:font-weight-complex="bold"/>
    </style:style>
    <style:style style:name="T16" style:family="text">
      <style:text-properties fo:font-weight="bold" officeooo:rsid="02a2232b" style:font-weight-asian="bold" style:font-weight-complex="bold"/>
    </style:style>
    <style:style style:name="T17" style:family="text">
      <style:text-properties fo:font-weight="bold" officeooo:rsid="0356c3fe" style:font-weight-asian="bold" style:font-weight-complex="bold"/>
    </style:style>
    <style:style style:name="T18" style:family="text">
      <style:text-properties fo:font-weight="bold" officeooo:rsid="02a71b15" style:font-weight-asian="bold" style:font-weight-complex="bold"/>
    </style:style>
    <style:style style:name="T19" style:family="text">
      <style:text-properties fo:font-weight="bold" officeooo:rsid="02be61ac" style:font-weight-asian="bold" style:font-weight-complex="bold"/>
    </style:style>
    <style:style style:name="T20" style:family="text">
      <style:text-properties fo:font-weight="bold" officeooo:rsid="02b8c1e4" style:font-weight-asian="bold" style:font-weight-complex="bold"/>
    </style:style>
    <style:style style:name="T21" style:family="text">
      <style:text-properties fo:font-weight="bold" officeooo:rsid="02b7340f" style:font-weight-asian="bold" style:font-weight-complex="bold"/>
    </style:style>
    <style:style style:name="T22" style:family="text">
      <style:text-properties fo:font-weight="bold" officeooo:rsid="02b94768" style:font-weight-asian="bold" style:font-weight-complex="bold"/>
    </style:style>
    <style:style style:name="T23" style:family="text">
      <style:text-properties fo:font-weight="bold" officeooo:rsid="02c3aed9" style:font-weight-asian="bold" style:font-weight-complex="bold"/>
    </style:style>
    <style:style style:name="T24" style:family="text">
      <style:text-properties fo:font-weight="bold" officeooo:rsid="02c783c6" style:font-weight-asian="bold" style:font-weight-complex="bold"/>
    </style:style>
    <style:style style:name="T25" style:family="text">
      <style:text-properties fo:font-weight="bold" officeooo:rsid="02c8cacd" style:font-weight-asian="bold" style:font-weight-complex="bold"/>
    </style:style>
    <style:style style:name="T26" style:family="text">
      <style:text-properties fo:font-weight="bold" officeooo:rsid="02ad0b63" style:font-weight-asian="bold" style:font-weight-complex="bold"/>
    </style:style>
    <style:style style:name="T27" style:family="text">
      <style:text-properties fo:font-weight="bold" officeooo:rsid="02acedfc" style:font-weight-asian="bold" style:font-weight-complex="bold"/>
    </style:style>
    <style:style style:name="T28" style:family="text">
      <style:text-properties fo:font-weight="bold" officeooo:rsid="02b06378" style:font-weight-asian="bold" style:font-weight-complex="bold"/>
    </style:style>
    <style:style style:name="T29" style:family="text">
      <style:text-properties fo:font-weight="bold" officeooo:rsid="02b183dc" style:font-weight-asian="bold" style:font-weight-complex="bold"/>
    </style:style>
    <style:style style:name="T30" style:family="text">
      <style:text-properties fo:font-weight="bold" officeooo:rsid="02b28748" style:font-weight-asian="bold" style:font-weight-complex="bold"/>
    </style:style>
    <style:style style:name="T31" style:family="text">
      <style:text-properties fo:font-weight="bold" officeooo:rsid="02f67edc" style:font-weight-asian="bold" style:font-weight-complex="bold"/>
    </style:style>
    <style:style style:name="T32" style:family="text">
      <style:text-properties officeooo:rsid="029cc1d7"/>
    </style:style>
    <style:style style:name="T33" style:family="text">
      <style:text-properties officeooo:rsid="029c9aa4"/>
    </style:style>
    <style:style style:name="T34" style:family="text">
      <style:text-properties officeooo:rsid="014d05fb"/>
    </style:style>
    <style:style style:name="T35" style:family="text">
      <style:text-properties officeooo:rsid="0286903e"/>
    </style:style>
    <style:style style:name="T36" style:family="text">
      <style:text-properties style:font-name="Liberation Serif" fo:font-size="12pt" fo:font-weight="bold" style:font-size-asian="12pt" style:font-weight-asian="bold" style:font-size-complex="12pt" style:font-weight-complex="bold"/>
    </style:style>
    <style:style style:name="T37" style:family="text">
      <style:text-properties style:font-name="Liberation Serif" fo:font-size="12pt" fo:font-weight="bold" officeooo:rsid="014d05fb" style:font-size-asian="12pt" style:font-weight-asian="bold" style:font-size-complex="12pt" style:font-weight-complex="bold"/>
    </style:style>
    <style:style style:name="T38" style:family="text">
      <style:text-properties style:font-name="Liberation Serif" fo:font-size="12pt" fo:font-weight="bold" officeooo:rsid="023b5c78" style:font-size-asian="10.5pt" style:font-weight-asian="bold" style:font-size-complex="12pt" style:font-weight-complex="bold"/>
    </style:style>
    <style:style style:name="T39" style:family="text">
      <style:text-properties style:font-name="Liberation Serif" fo:font-size="12pt" fo:font-weight="bold" officeooo:rsid="024ca8ab" style:font-size-asian="10.5pt" style:font-weight-asian="bold" style:font-size-complex="12pt" style:font-weight-complex="bold"/>
    </style:style>
    <style:style style:name="T40" style:family="text">
      <style:text-properties style:font-name="Liberation Serif" fo:font-size="12pt" style:font-size-asian="12pt" style:font-size-complex="12pt"/>
    </style:style>
    <style:style style:name="T41" style:family="text">
      <style:text-properties style:font-name="Liberation Serif" fo:font-size="12pt" officeooo:rsid="02313c70" style:font-size-asian="12pt" style:font-size-complex="12pt"/>
    </style:style>
    <style:style style:name="T42" style:family="text">
      <style:text-properties style:font-name="Liberation Serif" fo:font-size="12pt" officeooo:rsid="0243fb65" style:font-size-asian="12pt" style:font-size-complex="12pt"/>
    </style:style>
    <style:style style:name="T43" style:family="text">
      <style:text-properties style:font-name="Liberation Serif" fo:font-size="12pt" officeooo:rsid="02590e34" style:font-size-asian="12pt" style:font-size-complex="12pt"/>
    </style:style>
    <style:style style:name="T44" style:family="text">
      <style:text-properties style:font-name="Liberation Serif" fo:font-size="12pt" officeooo:rsid="0254dc74" style:font-size-asian="12pt" style:font-size-complex="12pt"/>
    </style:style>
    <style:style style:name="T45" style:family="text">
      <style:text-properties style:font-name="Liberation Serif" fo:font-size="12pt" officeooo:rsid="02708f56" style:font-size-asian="12pt" style:font-size-complex="12pt"/>
    </style:style>
    <style:style style:name="T46" style:family="text">
      <style:text-properties style:font-name="Liberation Serif" fo:font-size="12pt" officeooo:rsid="01cbd01e" style:font-size-asian="12pt" style:font-size-complex="12pt"/>
    </style:style>
    <style:style style:name="T47" style:family="text">
      <style:text-properties style:font-name="Liberation Serif" fo:font-size="12pt" officeooo:rsid="01d7e211" style:font-size-asian="12pt" style:font-size-complex="12pt"/>
    </style:style>
    <style:style style:name="T48" style:family="text">
      <style:text-properties style:font-name="Liberation Serif" fo:font-size="12pt" officeooo:rsid="025e81ba" style:font-size-asian="12pt" style:font-size-complex="12pt"/>
    </style:style>
    <style:style style:name="T49" style:family="text">
      <style:text-properties style:font-name="Liberation Serif" fo:font-size="12pt" style:font-size-asian="10.5pt" style:font-size-complex="12pt"/>
    </style:style>
    <style:style style:name="T50" style:family="text">
      <style:text-properties style:font-name="Liberation Serif" fo:font-size="12pt" officeooo:rsid="0238c979" style:font-size-asian="10.5pt" style:font-size-complex="12pt"/>
    </style:style>
    <style:style style:name="T51" style:family="text">
      <style:text-properties style:font-name="Liberation Serif" fo:font-size="12pt" officeooo:rsid="02313c70" style:font-size-asian="10.5pt" style:font-size-complex="12pt"/>
    </style:style>
    <style:style style:name="T52" style:family="text">
      <style:text-properties style:font-name="Liberation Serif" fo:font-size="12pt" officeooo:rsid="023b5c78" style:font-size-asian="10.5pt" style:font-size-complex="12pt"/>
    </style:style>
    <style:style style:name="T53" style:family="text">
      <style:text-properties style:font-name="Liberation Serif" fo:font-size="12pt" officeooo:rsid="0243fb65" style:font-size-asian="10.5pt" style:font-size-complex="12pt"/>
    </style:style>
    <style:style style:name="T54" style:family="text">
      <style:text-properties style:font-name="Liberation Serif" fo:font-size="12pt" officeooo:rsid="024501ad" style:font-size-asian="10.5pt" style:font-size-complex="12pt"/>
    </style:style>
    <style:style style:name="T55" style:family="text">
      <style:text-properties style:font-name="Liberation Serif" fo:font-size="12pt" fo:font-weight="normal" officeooo:rsid="024ca8ab" style:font-size-asian="10.5pt" style:font-weight-asian="normal" style:font-size-complex="12pt" style:font-weight-complex="normal"/>
    </style:style>
    <style:style style:name="T56" style:family="text">
      <style:text-properties officeooo:rsid="022616e5"/>
    </style:style>
    <style:style style:name="T57" style:family="text">
      <style:text-properties officeooo:rsid="027ff53d"/>
    </style:style>
    <style:style style:name="T58" style:family="text">
      <style:text-properties style:font-name="Lato Light" fo:font-size="9pt" style:font-size-asian="9pt" style:font-size-complex="9pt"/>
    </style:style>
    <style:style style:name="T59" style:family="text">
      <style:text-properties style:font-name="Lato Light" fo:font-size="9pt" officeooo:rsid="0194357a" style:font-size-asian="9pt" style:font-size-complex="9pt"/>
    </style:style>
    <style:style style:name="T60" style:family="text">
      <style:text-properties style:font-name="Lato Light" fo:font-size="9pt" officeooo:rsid="02313c70" style:font-size-asian="9pt" style:font-size-complex="9pt"/>
    </style:style>
    <style:style style:name="T61" style:family="text">
      <style:text-properties style:font-name="Lato Light" fo:font-size="9pt" officeooo:rsid="0254dc74" style:font-size-asian="9pt" style:font-size-complex="9pt"/>
    </style:style>
    <style:style style:name="T62" style:family="text">
      <style:text-properties style:font-name="Lato Light" fo:font-size="9pt" officeooo:rsid="01cf52de" style:font-size-asian="9pt" style:font-size-complex="9pt"/>
    </style:style>
    <style:style style:name="T63" style:family="text">
      <style:text-properties style:font-name="Lato Light" fo:font-size="9pt" officeooo:rsid="02a4d183" style:font-size-asian="9pt" style:font-size-complex="9pt"/>
    </style:style>
    <style:style style:name="T64" style:family="text">
      <style:text-properties style:font-name="Lato Light" fo:font-size="9pt" fo:font-weight="bold" officeooo:rsid="02313c70" style:font-size-asian="9pt" style:font-weight-asian="bold" style:font-size-complex="9pt" style:font-weight-complex="bold"/>
    </style:style>
    <style:style style:name="T65" style:family="text">
      <style:text-properties style:font-name="Lato Light" fo:font-size="9pt" fo:font-style="normal" officeooo:rsid="01a900bf" style:font-size-asian="9pt" style:font-style-asian="normal" style:font-size-complex="9pt" style:font-style-complex="normal"/>
    </style:style>
    <style:style style:name="T66" style:family="text">
      <style:text-properties style:font-name="Lato Light" fo:font-size="9pt" fo:font-style="normal" officeooo:rsid="01a91c2a" style:font-size-asian="9pt" style:font-style-asian="normal" style:font-size-complex="9pt" style:font-style-complex="normal"/>
    </style:style>
    <style:style style:name="T67" style:family="text">
      <style:text-properties officeooo:rsid="022cb045"/>
    </style:style>
    <style:style style:name="T68" style:family="text">
      <style:text-properties officeooo:rsid="0287686b"/>
    </style:style>
    <style:style style:name="T69" style:family="text">
      <style:text-properties officeooo:rsid="028f11a4"/>
    </style:style>
    <style:style style:name="T70" style:family="text">
      <style:text-properties officeooo:rsid="028f0b34"/>
    </style:style>
    <style:style style:name="T71" style:family="text">
      <style:text-properties fo:font-style="italic" style:font-style-asian="italic" style:font-style-complex="italic"/>
    </style:style>
    <style:style style:name="T72" style:family="text">
      <style:text-properties fo:font-style="italic" officeooo:rsid="028f0b34" style:font-style-asian="italic" style:font-style-complex="italic"/>
    </style:style>
    <style:style style:name="T73" style:family="text">
      <style:text-properties fo:font-style="italic" officeooo:rsid="0235fdff" style:font-style-asian="italic" style:font-style-complex="italic"/>
    </style:style>
    <style:style style:name="T74" style:family="text">
      <style:text-properties fo:font-style="italic" officeooo:rsid="02673a2f" style:font-style-asian="italic" style:font-style-complex="italic"/>
    </style:style>
    <style:style style:name="T75" style:family="text">
      <style:text-properties fo:font-style="italic" officeooo:rsid="02d1e1f1" style:font-style-asian="italic" style:font-style-complex="italic"/>
    </style:style>
    <style:style style:name="T76" style:family="text">
      <style:text-properties fo:font-style="italic" officeooo:rsid="02d32634" style:font-style-asian="italic" style:font-style-complex="italic"/>
    </style:style>
    <style:style style:name="T77" style:family="text">
      <style:text-properties fo:font-style="italic" fo:font-weight="normal" style:font-style-asian="italic" style:font-weight-asian="normal" style:font-style-complex="italic" style:font-weight-complex="normal"/>
    </style:style>
    <style:style style:name="T78" style:family="text">
      <style:text-properties fo:font-style="italic" fo:font-weight="normal" officeooo:rsid="02d1e1f1" style:font-style-asian="italic" style:font-weight-asian="normal" style:font-style-complex="italic" style:font-weight-complex="normal"/>
    </style:style>
    <style:style style:name="T79" style:family="text">
      <style:text-properties officeooo:rsid="0289e042"/>
    </style:style>
    <style:style style:name="T80" style:family="text">
      <style:text-properties officeooo:rsid="02929056"/>
    </style:style>
    <style:style style:name="T81" style:family="text">
      <style:text-properties officeooo:rsid="029470f1"/>
    </style:style>
    <style:style style:name="T82" style:family="text">
      <style:text-properties officeooo:rsid="02895bf8"/>
    </style:style>
    <style:style style:name="T83" style:family="text">
      <style:text-properties fo:font-weight="normal" style:font-weight-asian="normal" style:font-weight-complex="normal"/>
    </style:style>
    <style:style style:name="T84" style:family="text">
      <style:text-properties fo:font-weight="normal" officeooo:rsid="028549c2" style:font-weight-asian="normal" style:font-weight-complex="normal"/>
    </style:style>
    <style:style style:name="T85" style:family="text">
      <style:text-properties fo:font-weight="normal" officeooo:rsid="024e108e" style:font-weight-asian="normal" style:font-weight-complex="normal"/>
    </style:style>
    <style:style style:name="T86" style:family="text">
      <style:text-properties fo:font-weight="normal" officeooo:rsid="025699cb" style:font-weight-asian="normal" style:font-weight-complex="normal"/>
    </style:style>
    <style:style style:name="T87" style:family="text">
      <style:text-properties fo:font-weight="normal" officeooo:rsid="0191fcbf" style:font-weight-asian="normal" style:font-weight-complex="normal"/>
    </style:style>
    <style:style style:name="T88" style:family="text">
      <style:text-properties fo:font-weight="normal" officeooo:rsid="01cf00f7" style:font-weight-asian="normal" style:font-weight-complex="normal"/>
    </style:style>
    <style:style style:name="T89" style:family="text">
      <style:text-properties fo:font-weight="normal" officeooo:rsid="01cf52de" style:font-weight-asian="normal" style:font-weight-complex="normal"/>
    </style:style>
    <style:style style:name="T90" style:family="text">
      <style:text-properties fo:font-weight="normal" officeooo:rsid="01d325d1" style:font-weight-asian="normal" style:font-weight-complex="normal"/>
    </style:style>
    <style:style style:name="T91" style:family="text">
      <style:text-properties fo:font-weight="normal" officeooo:rsid="0216fb8a" style:font-weight-asian="normal" style:font-weight-complex="normal"/>
    </style:style>
    <style:style style:name="T92" style:family="text">
      <style:text-properties fo:font-weight="normal" officeooo:rsid="01d39cc7" style:font-weight-asian="normal" style:font-weight-complex="normal"/>
    </style:style>
    <style:style style:name="T93" style:family="text">
      <style:text-properties fo:font-weight="normal" officeooo:rsid="02181872" style:font-weight-asian="normal" style:font-weight-complex="normal"/>
    </style:style>
    <style:style style:name="T94" style:family="text">
      <style:text-properties fo:font-weight="normal" officeooo:rsid="01cfe353" style:font-weight-asian="normal" style:font-weight-complex="normal"/>
    </style:style>
    <style:style style:name="T95" style:family="text">
      <style:text-properties fo:font-weight="normal" officeooo:rsid="01d21c93" style:font-weight-asian="normal" style:font-weight-complex="normal"/>
    </style:style>
    <style:style style:name="T96" style:family="text">
      <style:text-properties fo:font-weight="normal" officeooo:rsid="026f62c3" style:font-weight-asian="normal" style:font-weight-complex="normal"/>
    </style:style>
    <style:style style:name="T97" style:family="text">
      <style:text-properties fo:font-weight="normal" officeooo:rsid="02649797" style:font-weight-asian="normal" style:font-weight-complex="normal"/>
    </style:style>
    <style:style style:name="T98" style:family="text">
      <style:text-properties fo:font-weight="normal" officeooo:rsid="0265faef" style:font-weight-asian="normal" style:font-weight-complex="normal"/>
    </style:style>
    <style:style style:name="T99" style:family="text">
      <style:text-properties fo:font-weight="normal" officeooo:rsid="02673a2f" style:font-weight-asian="normal" style:font-weight-complex="normal"/>
    </style:style>
    <style:style style:name="T100" style:family="text">
      <style:text-properties fo:font-weight="normal" officeooo:rsid="027ab10f" style:font-weight-asian="normal" style:font-weight-complex="normal"/>
    </style:style>
    <style:style style:name="T101" style:family="text">
      <style:text-properties fo:font-weight="normal" officeooo:rsid="0277b390" style:font-weight-asian="normal" style:font-weight-complex="normal"/>
    </style:style>
    <style:style style:name="T102" style:family="text">
      <style:text-properties fo:font-weight="normal" officeooo:rsid="03540291" style:font-weight-asian="normal" style:font-weight-complex="normal"/>
    </style:style>
    <style:style style:name="T103" style:family="text">
      <style:text-properties fo:font-weight="normal" officeooo:rsid="02c0deca" style:font-weight-asian="normal" style:font-weight-complex="normal"/>
    </style:style>
    <style:style style:name="T104" style:family="text">
      <style:text-properties fo:font-weight="normal" officeooo:rsid="02b06378" style:font-weight-asian="normal" style:font-weight-complex="normal"/>
    </style:style>
    <style:style style:name="T105" style:family="text">
      <style:text-properties fo:font-weight="normal" officeooo:rsid="02b3f98a" style:font-weight-asian="normal" style:font-weight-complex="normal"/>
    </style:style>
    <style:style style:name="T106" style:family="text">
      <style:text-properties fo:font-weight="normal" officeooo:rsid="02b28748" style:font-weight-asian="normal" style:font-weight-complex="normal"/>
    </style:style>
    <style:style style:name="T107" style:family="text">
      <style:text-properties officeooo:rsid="0235fdff"/>
    </style:style>
    <style:style style:name="T108" style:family="text">
      <style:text-properties officeooo:rsid="023663e3"/>
    </style:style>
    <style:style style:name="T109" style:family="text">
      <style:text-properties officeooo:rsid="0232d7a6"/>
    </style:style>
    <style:style style:name="T110" style:family="text">
      <style:text-properties officeooo:rsid="0238c979"/>
    </style:style>
    <style:style style:name="T111" style:family="text">
      <style:text-properties officeooo:rsid="02398aee"/>
    </style:style>
    <style:style style:name="T112" style:family="text">
      <style:text-properties officeooo:rsid="02477961"/>
    </style:style>
    <style:style style:name="T113" style:family="text">
      <style:text-properties officeooo:rsid="024e108e"/>
    </style:style>
    <style:style style:name="T114" style:family="text">
      <style:text-properties officeooo:rsid="025435f8"/>
    </style:style>
    <style:style style:name="T115" style:family="text">
      <style:text-properties fo:color="#000000" style:font-name="Liberation Serif" fo:font-size="12pt" fo:font-weight="normal" officeooo:rsid="019e913b" style:font-size-asian="12pt" style:font-weight-asian="normal" style:font-size-complex="12pt" style:font-weight-complex="normal"/>
    </style:style>
    <style:style style:name="T116" style:family="text">
      <style:text-properties fo:color="#000000" style:font-name="Liberation Serif" fo:font-size="12pt" fo:font-style="normal" fo:font-weight="normal" officeooo:rsid="01a900bf" style:font-size-asian="12pt" style:font-style-asian="normal" style:font-weight-asian="normal" style:font-size-complex="12pt" style:font-style-complex="normal" style:font-weight-complex="normal"/>
    </style:style>
    <style:style style:name="T117" style:family="text">
      <style:text-properties fo:color="#000000" style:font-name="Liberation Serif" fo:font-size="12pt" fo:font-style="normal" fo:font-weight="normal" officeooo:rsid="01a91c2a" style:font-size-asian="12pt" style:font-style-asian="normal" style:font-weight-asian="normal" style:font-size-complex="12pt" style:font-style-complex="normal" style:font-weight-complex="normal"/>
    </style:style>
    <style:style style:name="T118" style:family="text">
      <style:text-properties fo:color="#000000" fo:font-weight="normal" officeooo:rsid="019e913b" style:font-weight-asian="normal" style:font-weight-complex="normal"/>
    </style:style>
    <style:style style:name="T119" style:family="text">
      <style:text-properties fo:color="#000000" fo:font-style="normal" fo:font-weight="normal" officeooo:rsid="01a900bf" style:font-style-asian="normal" style:font-weight-asian="normal" style:font-style-complex="normal" style:font-weight-complex="normal"/>
    </style:style>
    <style:style style:name="T120" style:family="text">
      <style:text-properties fo:color="#000000" fo:font-style="normal" fo:font-weight="normal" officeooo:rsid="01a91c2a" style:font-style-asian="normal" style:font-weight-asian="normal" style:font-style-complex="normal" style:font-weight-complex="normal"/>
    </style:style>
    <style:style style:name="T121" style:family="text">
      <style:text-properties officeooo:rsid="02590e34"/>
    </style:style>
    <style:style style:name="T122" style:family="text">
      <style:text-properties officeooo:rsid="02708f56"/>
    </style:style>
    <style:style style:name="T123" style:family="text">
      <style:text-properties officeooo:rsid="0257b723"/>
    </style:style>
    <style:style style:name="T124" style:family="text">
      <style:text-properties officeooo:rsid="02c662bc"/>
    </style:style>
    <style:style style:name="T125" style:family="text">
      <style:text-properties officeooo:rsid="034b949c"/>
    </style:style>
    <style:style style:name="T126" style:family="text">
      <style:text-properties officeooo:rsid="01cbd01e"/>
    </style:style>
    <style:style style:name="T127" style:family="text">
      <style:text-properties officeooo:rsid="01cf52de"/>
    </style:style>
    <style:style style:name="T128" style:family="text">
      <style:text-properties officeooo:rsid="025fb95f"/>
    </style:style>
    <style:style style:name="T129" style:family="text">
      <style:text-properties fo:color="#003d73"/>
    </style:style>
    <style:style style:name="T130" style:family="text">
      <style:text-properties fo:color="#003d73" fo:font-weight="normal" officeooo:rsid="02673a2f" style:font-weight-asian="normal" style:font-weight-complex="normal"/>
    </style:style>
    <style:style style:name="T131" style:family="text">
      <style:text-properties fo:color="#003d73" fo:font-weight="bold" officeooo:rsid="02b06378" style:font-weight-asian="bold" style:font-weight-complex="bold"/>
    </style:style>
    <style:style style:name="T132" style:family="text">
      <style:text-properties fo:color="#003d73" fo:font-weight="bold" officeooo:rsid="03585a25" style:font-weight-asian="bold" style:font-weight-complex="bold"/>
    </style:style>
    <style:style style:name="T133" style:family="text">
      <style:text-properties officeooo:rsid="02673a2f"/>
    </style:style>
    <style:style style:name="T134" style:family="text">
      <style:text-properties officeooo:rsid="026e21bb"/>
    </style:style>
    <style:style style:name="T135" style:family="text">
      <style:text-properties officeooo:rsid="026e4a3e"/>
    </style:style>
    <style:style style:name="T136" style:family="text">
      <style:text-properties officeooo:rsid="027e1c3a"/>
    </style:style>
    <style:style style:name="T137" style:family="text">
      <style:text-properties officeooo:rsid="029e3494"/>
    </style:style>
    <style:style style:name="T138" style:family="text">
      <style:text-properties officeooo:rsid="03540291"/>
    </style:style>
    <style:style style:name="T139" style:family="text">
      <style:text-properties officeooo:rsid="02a2232b"/>
    </style:style>
    <style:style style:name="T140" style:family="text">
      <style:text-properties officeooo:rsid="02a43303"/>
    </style:style>
    <style:style style:name="T141" style:family="text">
      <style:text-properties officeooo:rsid="0356c3fe"/>
    </style:style>
    <style:style style:name="T142" style:family="text">
      <style:text-properties officeooo:rsid="02a71b15"/>
    </style:style>
    <style:style style:name="T143" style:family="text">
      <style:text-properties officeooo:rsid="02b8c1e4"/>
    </style:style>
    <style:style style:name="T144" style:family="text">
      <style:text-properties officeooo:rsid="02b7340f"/>
    </style:style>
    <style:style style:name="T145" style:family="text">
      <style:text-properties officeooo:rsid="02b94768"/>
    </style:style>
    <style:style style:name="T146" style:family="text">
      <style:text-properties officeooo:rsid="02ba965a"/>
    </style:style>
    <style:style style:name="T147" style:family="text">
      <style:text-properties officeooo:rsid="02c3aed9"/>
    </style:style>
    <style:style style:name="T148" style:family="text">
      <style:text-properties style:use-window-font-color="true"/>
    </style:style>
    <style:style style:name="T149" style:family="text">
      <style:text-properties style:use-window-font-color="true" fo:font-weight="normal" officeooo:rsid="024e108e" style:font-weight-asian="normal" style:font-weight-complex="normal"/>
    </style:style>
    <style:style style:name="T150" style:family="text">
      <style:text-properties style:use-window-font-color="true" fo:font-weight="normal" officeooo:rsid="0314c081" style:font-weight-asian="normal" style:font-weight-complex="normal"/>
    </style:style>
    <style:style style:name="T151" style:family="text">
      <style:text-properties style:use-window-font-color="true" fo:font-weight="bold" officeooo:rsid="02649797" style:font-weight-asian="bold" style:font-weight-complex="bold"/>
    </style:style>
    <style:style style:name="T152" style:family="text">
      <style:text-properties style:use-window-font-color="true" officeooo:rsid="02649797"/>
    </style:style>
    <style:style style:name="T153" style:family="text">
      <style:text-properties style:use-window-font-color="true" officeooo:rsid="02c8cacd"/>
    </style:style>
    <style:style style:name="T154" style:family="text">
      <style:text-properties officeooo:rsid="02d32634"/>
    </style:style>
    <style:style style:name="T155" style:family="text">
      <style:text-properties officeooo:rsid="02d4a714"/>
    </style:style>
    <style:style style:name="T156" style:family="text">
      <style:text-properties officeooo:rsid="02d6b492"/>
    </style:style>
    <style:style style:name="T157" style:family="text">
      <style:text-properties officeooo:rsid="02b6c7df"/>
    </style:style>
    <style:style style:name="T158" style:family="text">
      <style:text-properties officeooo:rsid="02dd9ec0"/>
    </style:style>
    <style:style style:name="T159" style:family="text">
      <style:text-properties officeooo:rsid="02d981c3"/>
    </style:style>
    <style:style style:name="T160" style:family="text">
      <style:text-properties officeooo:rsid="02a89865"/>
    </style:style>
    <style:style style:name="T161" style:family="text">
      <style:text-properties officeooo:rsid="03599e23"/>
    </style:style>
    <style:style style:name="T162" style:family="text">
      <style:text-properties officeooo:rsid="02b06378"/>
    </style:style>
    <style:style style:name="T163" style:family="text">
      <style:text-properties officeooo:rsid="02b27669"/>
    </style:style>
    <style:style style:name="T164" style:family="text">
      <style:text-properties officeooo:rsid="02e39446"/>
    </style:style>
    <style:style style:name="T165" style:family="text">
      <style:text-properties officeooo:rsid="02e4e003"/>
    </style:style>
    <style:style style:name="T166" style:family="text">
      <style:text-properties officeooo:rsid="02e7ff4c"/>
    </style:style>
    <style:style style:name="T167" style:family="text">
      <style:text-properties officeooo:rsid="02ea37da"/>
    </style:style>
    <style:style style:name="T168" style:family="text">
      <style:text-properties officeooo:rsid="02b28748"/>
    </style:style>
    <style:style style:name="T169" style:family="text">
      <style:text-properties officeooo:rsid="02b468d6"/>
    </style:style>
    <style:style style:name="T170" style:family="text">
      <style:text-properties officeooo:rsid="02af0208"/>
    </style:style>
    <style:style style:name="T171" style:family="text">
      <style:text-properties fo:color="#0d1f63" style:font-name="Liberation Serif" fo:font-size="12pt" fo:font-weight="bold" style:font-size-asian="10.5pt" style:font-weight-asian="bold" style:font-size-complex="12pt" style:font-weight-complex="bold"/>
    </style:style>
    <style:style style:name="T172" style:family="text">
      <style:text-properties officeooo:rsid="02f67edc"/>
    </style:style>
    <style:style style:name="T173" style:family="text">
      <style:text-properties officeooo:rsid="02f9041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2.57cm" fo:text-indent="-0.635cm" fo:margin-left="2.5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205cm" fo:text-indent="-0.635cm" fo:margin-left="3.2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4cm" fo:text-indent="-0.635cm" fo:margin-left="3.8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75cm" fo:text-indent="-0.635cm" fo:margin-left="4.4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11cm" fo:text-indent="-0.635cm" fo:margin-left="5.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45cm" fo:text-indent="-0.635cm" fo:margin-left="5.7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8cm" fo:text-indent="-0.635cm" fo:margin-left="6.3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015cm" fo:text-indent="-0.635cm" fo:margin-left="7.0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5cm" fo:text-indent="-0.635cm" fo:margin-left="7.6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85cm" fo:text-indent="-0.635cm" fo:margin-left="8.2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ANTS2 Acquisition GUI </text:p>
      <text:p text:style-name="P7"><text:span text:style-name="T2">F</text:span><text:span text:style-name="T3">unctions </text:span><text:span text:style-name="T2">and </text:span><text:span text:style-name="T3">scripts </text:span><text:span text:style-name="T2">sequence</text:span></text:p>
      <text:p text:style-name="P8"/>
      <text:p text:style-name="P9"><text:span text:style-name="T6">1. </text:span><text:span text:style-name="T7">Button “</text:span><text:span text:style-name="T5">Connect TRB3 DAQ”:</text:span></text:p>
      <text:p text:style-name="P10"/>
      <text:p text:style-name="P18">The <text:span text:style-name="T32">ANTS2 script f</text:span>unction <text:span text:style-name="T8">prepare_DAQ() </text:span><text:span text:style-name="T33">is </text:span>called when this button pressed. <text:span text:style-name="T33">It </text:span>has three steps:<text:span text:style-name="T5"> 1)</text:span> send a command to startup TRB3 DAQ, <text:span text:style-name="T5">2) </text:span>wait for the confirmation that the DAQ system is prepared and <text:span text:style-name="T5">3) </text:span>send the initial trigger threshold values (specified in the GUI).</text:p>
      <text:p text:style-name="P18"/>
      <text:p text:style-name="P19">These three steps are explained in detail in what follows.</text:p>
      <text:p text:style-name="P19"/>
      <text:p text:style-name="P33"><text:span text:style-name="T9">1.1 </text:span><text:span text:style-name="T34">Called local system script:</text:span></text:p>
      <text:p text:style-name="P33">/home/<text:span text:style-name="T35">daq</text:span>/<text:span text:style-name="T35">DAQ_Software</text:span>/TRB_DAQ_using_DABC/<text:span text:style-name="T5">startDAQ_remotely.sh:</text:span></text:p>
      <text:p text:style-name="P10"/>
      <text:p text:style-name="P34">#!/bin/bash</text:p>
      <text:p text:style-name="P34">ssh odroid@10.0.0.1 'DISPLAY=:0 nohup /home/odroid/trbsoft/userscripts/trb49/startup_from_remote.sh'</text:p>
      <text:p text:style-name="P10"/>
      <text:p text:style-name="P20">So, in the Odroid machine the script <text:span text:style-name="T37">startup_from_remote.sh</text:span><text:span text:style-name="T36"> </text:span><text:span text:style-name="T40">is executed:</text:span></text:p>
      <text:p text:style-name="P38"/>
      <text:p text:style-name="P49">#!/bin/bash</text:p>
      <text:p text:style-name="P49"/>
      <text:p text:style-name="P49">xterm -e /home/odroid/trbsoft/userscripts/trb49/startup_TRB49_remotely.sh ; </text:p>
      <text:p text:style-name="P49">export DAQOPSERVER="localhost:1" ;</text:p>
      <text:p text:style-name="P49"/>
      <text:p text:style-name="P49"># ';" means that the commands are executed in sequence. The next will only start when the previous finishes, JM.</text:p>
      <text:p text:style-name="P49"/>
      <text:p text:style-name="P49">xterm -e /home/odroid/trbsoft/userscripts/trb49/launch_cts.sh <text:s/>&amp; </text:p>
      <text:p text:style-name="P49"/>
      <text:p text:style-name="P49"># Load CTS configuration</text:p>
      <text:p text:style-name="P49">cd /home/odroid/trbsoft/userscripts/trb49/</text:p>
      <text:p text:style-name="P49">sh ./cts-dump-remotely.sh</text:p>
      <text:p text:style-name="P11"/>
      <text:p text:style-name="P21">A<text:span text:style-name="T56">s</text:span> can be seen, the above script launches by its own <text:span text:style-name="T56">the </text:span>two <text:span text:style-name="T56">following </text:span>scripts from “xterm” terminals <text:span text:style-name="T57">(in the controller machine - Odroid)</text:span>: </text:p>
      <text:p text:style-name="P21"/>
      <text:p text:style-name="P21">‘<text:span text:style-name="T59">startup_TRB49_remotely.sh’ </text:span><text:span text:style-name="T58">and ‘</text:span><text:span text:style-name="T59">launch_cts.sh’:</text:span></text:p>
      <text:p text:style-name="P38"/>
      <text:p text:style-name="P39">In the e<text:span text:style-name="T67">nd, a third script is executed to load the CTS configurations: </text:span><text:span text:style-name="T59">cts-dump-remotely.sh</text:span></text:p>
      <text:p text:style-name="P38"/>
      <text:p text:style-name="P38"/>
      <text:p text:style-name="P40"><text:span text:style-name="T5">1.2 </text:span><text:span text:style-name="T68">Called local script </text:span>/home/<text:span text:style-name="T35">daq</text:span>/<text:span text:style-name="T35">DAQ_Software</text:span>/TRB_DAQ_using_DABC/<text:span text:style-name="T68">Aux_scripts/ </text:span><text:span text:style-name="T5">open_url2.sh</text:span></text:p>
      <text:p text:style-name="P89"/>
      <text:p text:style-name="P90">This script waits <text:span text:style-name="T69">for</text:span> the end of TRB3 DAQ startup. At that time, the CTS web controller is available through any browser. So, the way that is being used to check if the TRB3 DAQ startup was successfuly performed, is to listen to the answer of a “<text:span text:style-name="T70">curl” </text:span>command t<text:span text:style-name="T70">hat checks the avaibility of </text:span>the <text:span text:style-name="T71">url</text:span> of the CTS web controller (e.g.: 10.0.0.1:1234/cts/cts.htm). <text:span text:style-name="T70">The interrogation is made each 3 seconds and in case the status of the </text:span><text:span text:style-name="T72">url</text:span><text:span text:style-name="T70"> is “OK” the script finishes. In this case, the next procedures of the main function are called (see the next function called in 1.3, below).</text:span></text:p>
      <text:p text:style-name="P90"/>
      <text:p text:style-name="P91">Th<text:span text:style-name="T79">e </text:span><text:span text:style-name="T10">open_url2.sh</text:span> script is called with a timeout (<text:span text:style-name="T80">value in milliseconds, </text:span>always ~20% above the average time that TRB3 DAQ takes to startup). If <text:span text:style-name="T80">the </text:span>timeout is overcame, a message is shown in the GUI, asking the user to confirm that the remote controller is switched ON and <text:span text:style-name="T79">that </text:span>there is connection with it <text:span text:style-name="T81">(e.g. sending a “ping” command).</text:span></text:p>
      <text:p text:style-name="P92"/>
      <text:p text:style-name="P92"><text:soft-page-break/>The <text:span text:style-name="T10">open_url2.sh</text:span><text:span text:style-name="T82"> </text:span>script code is shown below:</text:p>
      <text:p text:style-name="P103">#!/bin/bash</text:p>
      <text:p text:style-name="P103">url=$1</text:p>
      <text:p text:style-name="P103">while true</text:p>
      <text:p text:style-name="P103">do</text:p>
      <text:p text:style-name="P103"><text:s text:c="2"/><text:tab/>STATUS=$(curl -s -o /dev/null -w '%{http_code}' http://$url)</text:p>
      <text:p text:style-name="P103"><text:s text:c="2"/><text:tab/>if [ $STATUS -eq 200 ]; then</text:p>
      <text:p text:style-name="P103"><text:s text:c="4"/><text:tab/><text:tab/>echo "Got 200! TRB3 DAQ started up. CTS web control available. Acquisitions can be done."</text:p>
      <text:p text:style-name="P103"><text:s text:c="4"/><text:tab/><text:tab/>break</text:p>
      <text:p text:style-name="P103"><text:s/><text:tab/> else</text:p>
      <text:p text:style-name="P103"><text:s text:c="4"/><text:tab/><text:tab/>echo "...Still waiting. Got $STATUS : TRB3 DAQ NOT prepared yet. CTS webC control NOT available yet..."</text:p>
      <text:p text:style-name="P103"><text:s/><text:tab/> fi</text:p>
      <text:p text:style-name="P103"><text:s text:c="2"/><text:tab/>sleep 3</text:p>
      <text:p text:style-name="P103">done</text:p>
      <text:p text:style-name="P103"/>
      <text:p text:style-name="P40"/>
      <text:p text:style-name="P93"><text:span text:style-name="T6">1.</text:span><text:span text:style-name="T11">3</text:span><text:span text:style-name="T6"> Call</text:span><text:span text:style-name="T11">ed</text:span><text:span text:style-name="T6"> ANTS2 script function </text:span><text:span text:style-name="T83">change_CTS_trigger_thresholds()</text:span></text:p>
      <text:p text:style-name="P94"><text:span text:style-name="T83">This function is only called if TRB3 DAQ is prepared </text:span><text:span text:style-name="T84">(see 1.2).</text:span></text:p>
      <text:p text:style-name="P22">This function takes the triggering thresholds from the respective GUI text fields and calls a local script to write <text:span text:style-name="T107">(using the </text:span><text:span text:style-name="T73">sed</text:span><text:span text:style-name="T107"> system application) </text:span>that values as the arguments of a command sent to <text:span text:style-name="T108">the</text:span> remote controller (Odroid) by other script.</text:p>
      <text:p text:style-name="P22"/>
      <text:p text:style-name="P95">/home/jsm/Documents/TRB3/TRB_DAQ_using_DABC/<text:span text:style-name="T5">set_Thresholds_CTS_Trigger_channels_9_and_10.sh</text:span>:</text:p>
      <text:p text:style-name="P96">#!/bin/bash</text:p>
      <text:p text:style-name="P96">THRESHOLD_CH9_NEW=$1<text:tab/><text:span text:style-name="T109"># Takes the 1st argument</text:span></text:p>
      <text:p text:style-name="P96">THRESHOLD_CH10_NEW=$2<text:tab/><text:span text:style-name="T109"># Takes the 2nd argument</text:span></text:p>
      <text:p text:style-name="P96">DIR_remote_change_thr_script="/home/jsm/Documents/TRB3/TRB_DAQ_using_DABC/"</text:p>
      <text:p text:style-name="P96">sed -e "s|THRESHOLD_CH9|$THRESHOLD_CH9_NEW|g" -e "s|THRESHOLD_CH10|$THRESHOLD_CH10_NEW|g" "$DIR_remote_change_thr_script/remote_change_CTS_trigger_thresholds_base.sh" &gt; "$DIR_remote_change_thr_script/remote_change_CTS_trigger_thresholds.sh"</text:p>
      <text:p text:style-name="P23">As can be seen in the code of the scipt above, the <text:span text:style-name="T71">sed</text:span> command will set the threshold values <text:span text:style-name="T110">(passed by argument)</text:span> in the script file <text:span text:style-name="T60">remote_change_CTS_trigger_thresholds.sh </text:span><text:span text:style-name="T40">substituting the words </text:span><text:span text:style-name="T58">‘</text:span><text:span text:style-name="T60">THRESHOLD_CH9’</text:span><text:span text:style-name="T41"> </text:span><text:span text:style-name="T40">and</text:span><text:span text:style-name="T58"> ‘</text:span><text:span text:style-name="T60">THRESHOLD_CH</text:span><text:span text:style-name="T58">10’</text:span><text:span text:style-name="T49"> </text:span><text:span text:style-name="T50">in a “base” file called </text:span><text:span text:style-name="T60">remote_change_CTS_trigger_thresholds_</text:span><text:span text:style-name="T64">base</text:span><text:span text:style-name="T60">.sh</text:span><text:span text:style-name="T51">.</text:span></text:p>
      <text:p text:style-name="P43"/>
      <text:p text:style-name="P24"><text:span text:style-name="T51">T</text:span><text:span text:style-name="T49">hen, the scri</text:span><text:span text:style-name="T52">pt </text:span><text:span text:style-name="T38">remote_change_CTS_trigger_thresholds.sh</text:span><text:span text:style-name="T52"> is executed </text:span><text:span text:style-name="T53">locally. This script (see below) executes other script (called</text:span><text:span text:style-name="T42"> </text:span><text:span text:style-name="T40">change_CTS_thresholds.sh</text:span><text:span text:style-name="T53">) in the</text:span><text:span text:style-name="T52"> remote controller (</text:span><text:span text:style-name="T54">odroid@10.0.0.1</text:span><text:span text:style-name="T52">):</text:span></text:p>
      <text:p text:style-name="P44"/>
      <text:p text:style-name="P50">#!/bin/bash</text:p>
      <text:p text:style-name="P50"/>
      <text:p text:style-name="P50">ssh odroid@10.0.0.1 'DISPLAY=:0 nohup /home/odroid/trbsoft/userscripts/trb49/change_CTS_thresholds.sh THRESHOLD_CH9 THRESHOLD_CH10'</text:p>
      <text:p text:style-name="P50"/>
      <text:p text:style-name="P41">The code in the script <text:span text:style-name="T12">change_CTS_thresholds.sh</text:span><text:span text:style-name="T111"> is the following:</text:span></text:p>
      <text:p text:style-name="P51"/>
      <text:p text:style-name="P51">#!/bin/bash</text:p>
      <text:p text:style-name="P51"/>
      <text:p text:style-name="P51">DIRBINtrbcmd2="/home/odroid/trbsoft/trbnettools/bin"</text:p>
      <text:p text:style-name="P51"><text:soft-page-break/></text:p>
      <text:p text:style-name="P51">cd /home/odroid/trbsoft/userscripts/trb49</text:p>
      <text:p text:style-name="P51"/>
      <text:p text:style-name="P51">DAQ_TOOLS_PATH=~/trbsoft/daqtools</text:p>
      <text:p text:style-name="P51">export PATH=$PATH:$DAQ_TOOLS_PATH</text:p>
      <text:p text:style-name="P51">export PATH=$PATH:$DAQ_TOOLS_PATH/tools</text:p>
      <text:p text:style-name="P51"/>
      <text:p text:style-name="P51">export DAQOPSERVER=localhost:1</text:p>
      <text:p text:style-name="P51"/>
      <text:p text:style-name="P51">export TRB3_SERVER=trb049:26000 <text:s text:c="16"/>#change to the respective host name (the same than /etc/hosts)</text:p>
      <text:p text:style-name="P51">export TRBNETDPID=$(pgrep -f "trbnetd -i 1")</text:p>
      <text:p text:style-name="P51">#echo "- trbnetd pid: $TRBNETDPID"</text:p>
      <text:p text:style-name="P51"/>
      <text:p text:style-name="P51">THRESHOLD_CH9=$1</text:p>
      <text:p text:style-name="P51">#echo $THRESHOLD_CH9</text:p>
      <text:p text:style-name="P51">THRESHOLD_CH10=$2</text:p>
      <text:p text:style-name="P51">#echo $THRESHOLD_CH10</text:p>
      <text:p text:style-name="P51"/>
      <text:p text:style-name="P51">#Convert thresholds <text:span text:style-name="T112">t</text:span>o hexadecimal</text:p>
      <text:p text:style-name="P51">THRESHOLD_CH9_HEX=$(printf '%x\n' $THRESHOLD_CH9)</text:p>
      <text:p text:style-name="P51">THRESHOLD_CH10_HEX=$(printf '%x\n' $THRESHOLD_CH10)</text:p>
      <text:p text:style-name="P51"/>
      <text:p text:style-name="P52">#Switch ON the invert checkbox</text:p>
      <text:p text:style-name="P51">$DIRBINtrbcmd2/trbcmd w 0xc310 0xa013 0x000100$THRESHOLD_CH9_HEX</text:p>
      <text:p text:style-name="P51">$DIRBINtrbcmd2/trbcmd w 0xc311 0xa013 0x000100$THRESHOLD_CH10_HEX</text:p>
      <text:p text:style-name="P51">sleep 1s</text:p>
      <text:p text:style-name="P51"/>
      <text:p text:style-name="P52">#Switch OFF the invert checkbox</text:p>
      <text:p text:style-name="P51">$DIRBINtrbcmd2/trbcmd w 0xc310 0xa013 0x000000$THRESHOLD_CH9_HEX</text:p>
      <text:p text:style-name="P51">$DIRBINtrbcmd2/trbcmd w 0xc311 0xa013 0x000000$THRESHOLD_CH10_HEX</text:p>
      <text:p text:style-name="P51"/>
      <text:p text:style-name="P51"/>
      <text:p text:style-name="P45"/>
      <text:p text:style-name="P46"><text:span text:style-name="T5">2.</text:span> Button “<text:span text:style-name="T5">START Acquisition</text:span>”</text:p>
      <text:p text:style-name="P46"/>
      <text:p text:style-name="P79"><text:span text:style-name="T39">2.1 </text:span><text:span text:style-name="T55">Called ANTS2 script function </text:span><text:span text:style-name="T5">start_simple_acquisition()</text:span>:</text:p>
      <text:p text:style-name="P79"/>
      <text:p text:style-name="P102"><text:span text:style-name="T113">This function is divided in </text:span><text:span text:style-name="T13">four steps</text:span><text:span text:style-name="T113">:</text:span></text:p>
      <text:p text:style-name="P102"/>
      <text:p text:style-name="P102"><text:span text:style-name="T113"><text:tab/></text:span><text:span text:style-name="T13">2.1.1 </text:span><text:span text:style-name="T85">“</text:span><text:span text:style-name="T86">Preparation”: </text:span><text:span text:style-name="T113">Calls the function <text:tab/></text:span></text:p>
      <text:p text:style-name="P98"><text:tab/>create_hlds_dir_and_write_into_xml_hlds_dir_and_size()</text:p>
      <text:p text:style-name="P124"><text:tab/><text:span text:style-name="T114">This function calls the local bash script </text:span>"<text:span text:style-name="T115">/</text:span><text:span text:style-name="T116">home/daq/</text:span><text:span text:style-name="T117">DAQ_Software</text:span><text:span text:style-name="T40">/</text:span>TRB_DAQ_using_DABC/"</text:p>
      <text:p text:style-name="P124"><text:s/><text:span text:style-name="T5">create_hlds_dir_and_substitute_dir_and_size_in_EventBuilder_xml.sh</text:span>:</text:p>
      <text:p text:style-name="P124"/>
      <text:p text:style-name="P124"><text:tab/>- Create<text:span text:style-name="T113">s</text:span> the directory chosen by the user (te<text:span text:style-name="T113">x</text:span>t field)</text:p>
      <text:p text:style-name="P124"><text:span text:style-name="T113"><text:tab/>- W</text:span>rite<text:span text:style-name="T113">s</text:span> in the <text:span text:style-name="T61">EventBuilder_TRB49.xml</text:span> file the directory of .HLD files and the file size in MB.</text:p>
      <text:p text:style-name="P124"><text:tab/>- <text:span text:style-name="T121">Writes in the s</text:span><text:span text:style-name="T43">cript ‘</text:span><text:span text:style-name="T44">start_remote_acquisition.sh’ </text:span><text:span text:style-name="T43">(to be executed remotley) the number of seconds of the acquisition.</text:span></text:p>
      <text:p text:style-name="P105"/>
      <text:p text:style-name="P106"><text:span text:style-name="T122">C</text:span>ode <text:span text:style-name="T122">of the script </text:span><text:span text:style-name="T14">start_simple_acquisition():</text:span></text:p>
      <text:p text:style-name="P107"/>
      <text:p text:style-name="P107">#!/bin/bash</text:p>
      <text:p text:style-name="P107"/>
      <text:p text:style-name="P107">DIR_HLDS_NEW=$1</text:p>
      <text:p text:style-name="P107">SIZE_HLDS_NEW=$2</text:p>
      <text:p text:style-name="P107">ACQUISITION_TIME_NEW=$3</text:p>
      <text:p text:style-name="P107"><text:soft-page-break/></text:p>
      <text:p text:style-name="P107">DIR_EventBuilder_xml="<text:span text:style-name="T118">/</text:span><text:span text:style-name="T119">home/daq/</text:span><text:span text:style-name="T120">DAQ_Software</text:span>/TRB_DAQ_using_DABC/"</text:p>
      <text:p text:style-name="P107"/>
      <text:p text:style-name="P107"># Create the directory DIR_HLDS_NEW:</text:p>
      <text:p text:style-name="P107">mkdir -p $DIR_HLDS_NEW</text:p>
      <text:p text:style-name="P107"/>
      <text:p text:style-name="P107"># Replace the path of the HLDs files (passed as the 1st argument) and the size of the HLDs files (2nd argument)</text:p>
      <text:p text:style-name="P107">sed -e "s|SIZE_HLD|$SIZE_HLDS_NEW|g" -e "s|DIR_HLDS|$DIR_HLDS_NEW|g" "$DIR_EventBuilder_xml/EventBuilder_TRB49_base.xml" &gt; "$DIR_EventBuilder_xml/EventBuilder_TRB49.xml"</text:p>
      <text:p text:style-name="P107"/>
      <text:p text:style-name="P107"># Replace the acquisition time in the script that sends a ssh command to e<text:span text:style-name="T123">x</text:span>ecute other script in the remote controller of TRB (Odroid-C2 mini-PC)</text:p>
      <text:p text:style-name="P107">sed -e "s|ACQUISITION_TIME|$ACQUISITION_TIME_NEW|g" "$DIR_EventBuilder_xml/start_remote_acquisition_base.sh" &gt; "$DIR_EventBuilder_xml/start_remote_acquisition.sh"</text:p>
      <text:p text:style-name="P113"/>
      <text:p text:style-name="P114"><text:span text:style-name="T5">Note</text:span> for the reader not familiar with bash scripting:</text:p>
      <text:p text:style-name="P114"/>
      <text:p text:style-name="P114">The $1, $2 and $3 are the fir<text:span text:style-name="T124">s</text:span>t, second and third arguments of the script respectively.</text:p>
      <text:p text:style-name="P115">The “sed” command is a system command for changing expressions of a file. The file with the substituted expressions can have a different name, as it is being done <text:span text:style-name="T125">in the script </text:span><text:span text:style-name="T45">start_simple_acquisition().</text:span></text:p>
      <text:p text:style-name="P114"/>
      <text:p text:style-name="P114"/>
      <text:p text:style-name="P126"><text:span text:style-name="T13">2.1.2 </text:span><text:span text:style-name="T113">Launch the script </text:span><text:span text:style-name="T13">startDABCnoSleep.sh</text:span></text:p>
      <text:p text:style-name="P125"/>
      <text:list xml:id="list2877721194" text:style-name="L1">
        <text:list-header>
          <text:p text:style-name="P104"><text:span text:style-name="T115">/</text:span><text:span text:style-name="T116">home/daq/</text:span><text:span text:style-name="T117">DAQ_Software</text:span><text:span text:style-name="T40">/</text:span>TRB_DAQ_using_DABC/<text:span text:style-name="T5">startDABCnoSleep.sh</text:span></text:p>
        </text:list-header>
      </text:list>
      <text:p text:style-name="P125"/>
      <text:p text:style-name="P82"><text:tab/><text:span text:style-name="T126">Note that this script executes the command below (‘dabc_exe’ with a file as argument), which needs that the configuration file calle</text:span><text:span text:style-name="T46">d ‘</text:span><text:span text:style-name="T4">EventBuilder_TRB49.xml</text:span><text:span text:style-name="T46">’ exists. </text:span><text:span text:style-name="T47">It is in the same directory </text:span><text:span text:style-name="T48">of the script.</text:span></text:p>
      <text:p text:style-name="P83"><text:tab/></text:p>
      <text:p text:style-name="P80">Command executed by the startDABCnoSleep.sh script:</text:p>
      <text:p text:style-name="P81"><text:tab/><text:tab/><text:tab/></text:p>
      <text:p text:style-name="P84"><text:span text:style-name="T58"><text:tab/><text:tab/></text:span><text:span text:style-name="T62">| </text:span><text:span text:style-name="T58">dabc_exe /</text:span><text:span text:style-name="T65">home/daq/</text:span><text:span text:style-name="T66">DAQ_Software/TRB_DAQ_using_DABC</text:span><text:span text:style-name="T58">/EventBuilder_TRB49.xml'</text:span></text:p>
      <text:p text:style-name="P54"/>
      <text:p text:style-name="P87"><text:span text:style-name="T87"><text:tab/></text:span><text:span text:style-name="T88">This .xml config. </text:span><text:span text:style-name="T89">f</text:span><text:span text:style-name="T88">ile, </text:span><text:span text:style-name="T89">among other settings, have the directory and size </text:span><text:span text:style-name="T90">(MB) </text:span><text:span text:style-name="T89">of the .HLD files that will be sent by the TRB3 board </text:span><text:span text:style-name="T91">(</text:span><text:span text:style-name="T89">throught the Gbit Ethernet connection). </text:span><text:span text:style-name="T92">The line </text:span><text:span text:style-name="T93">in the file </text:span><text:span text:style-name="T92">where that settings are defined has the structure below:</text:span></text:p>
      <text:p text:style-name="P55"/>
      <text:p text:style-name="P56"><text:span text:style-name="T92"><text:tab/><text:tab/>| </text:span><text:span text:style-name="T89">&lt;OutputPort </text:span><text:span text:style-name="T127">name=</text:span><text:span text:style-name="T89">"Output1" </text:span><text:span text:style-name="T127">url=</text:span><text:span text:style-name="T89">"hld://</text:span><text:span text:style-name="T94">path_of_hlds_files_directory</text:span><text:span text:style-name="T89">/dabc.hld?maxsize=</text:span><text:span text:style-name="T95">size</text:span><text:span text:style-name="T89">"/&gt; <text:s/></text:span></text:p>
      <text:p text:style-name="P57"/>
      <text:p text:style-name="P58"><text:tab/>Example for a directory in the external disk called ‘B16_Archive’ and files of size 100 MB:</text:p>
      <text:p text:style-name="P58"/>
      <text:p text:style-name="P86"><text:span text:style-name="T83"><text:s text:c="10"/>&lt;OutputPort name="Output1" url="hld://</text:span><text:span text:style-name="T1">/mnt/B16_Archive/hlds/2019-01-17/Acquisition1</text:span><text:span text:style-name="T83">/dabc.hld?maxsize=</text:span><text:span text:style-name="T1">100</text:span><text:span text:style-name="T83">"/&gt;</text:span></text:p>
      <text:p text:style-name="P124"/>
      <text:p text:style-name="P124"><text:span text:style-name="T113"><text:tab/></text:span><text:span text:style-name="T13">2.1.3 </text:span><text:span text:style-name="T113">Call the ANTS2 script </text:span><text:span text:style-name="T5">change_CTS_trigger_thresholds()</text:span></text:p>
      <text:p text:style-name="P124"/>
      <text:p text:style-name="P124"><text:tab/><text:tab/><text:span text:style-name="T128">This script sets the trigger thresholds (taken from the respective GUI textfields). </text:span></text:p>
      <text:p text:style-name="P117"><text:tab/><text:tab/>Please see the step 1.2 above for the function details.</text:p>
      <text:p text:style-name="P124"><text:tab/></text:p>
      <text:p text:style-name="P124"><text:span text:style-name="T13"><text:tab/>2.1.4</text:span><text:span text:style-name="T85"> </text:span><text:span text:style-name="T96">Executes locally </text:span><text:span text:style-name="T97">the bash sc</text:span><text:span text:style-name="T98">r</text:span><text:span text:style-name="T97">ipt </text:span><text:span text:style-name="T15">start_remote_acquisition.sh</text:span><text:span text:style-name="T97"> </text:span><text:span text:style-name="T99">to </text:span><text:span text:style-name="T130">START REMOTE ACQUISITION</text:span></text:p>
      <text:p text:style-name="P124"/>
      <text:p text:style-name="P124"><text:soft-page-break/><text:tab/>Switch<text:span text:style-name="T133">es</text:span> ON the <text:span text:style-name="T71">Ch9</text:span> and <text:span text:style-name="T77">Ch10</text:span> in TRB CTS web controller <text:span text:style-name="T133">(the respective </text:span><text:span text:style-name="T74">checkboxes</text:span><text:span text:style-name="T133">).</text:span></text:p>
      <text:p text:style-name="P124"/>
      <text:p text:style-name="P118"><text:tab/>Note that the script calls a script from Odroid (controller machine) passing the time of acquisition (in seconds) as argument. This way the switch <text:span text:style-name="T134">OFF</text:span> of the <text:span text:style-name="T71">Ch9</text:span> and <text:span text:style-name="T71">Ch10</text:span> is made in the Odroid.</text:p>
      <text:p text:style-name="P118"/>
      <text:p text:style-name="P118"><text:span text:style-name="T135">Code of the script </text:span><text:span text:style-name="T5">start_remote_acquisition.sh</text:span><text:span text:style-name="T83">:</text:span></text:p>
      <text:p text:style-name="P111"/>
      <text:p text:style-name="P112">#!/bin/bash</text:p>
      <text:p text:style-name="P112"/>
      <text:p text:style-name="P108"><text:span text:style-name="T100">#</text:span><text:span text:style-name="T83">Example for an acquisition of 240 seconds</text:span></text:p>
      <text:p text:style-name="P109"><text:span text:style-name="T83">ssh odroid@10.0.0.1 'DISPLAY=:0 nohup /home/odroid/trbsoft/userscripts/trb49/start_acquisition.sh </text:span><text:span text:style-name="T101">24</text:span><text:span text:style-name="T83">0'</text:span></text:p>
      <text:p text:style-name="P116"/>
      <text:p text:style-name="P119">Attention: (to be turned around with a system timer)</text:p>
      <text:p text:style-name="P59">An ANTS2 scripting sleep() functi<text:span text:style-name="T136">on</text:span> is <text:span text:style-name="T136">called, to wait the selected “</text:span>acquisition_time” <text:span text:style-name="T137">ms (GUI text field) before calling a command to kill the opened xterm consoles:</text:span></text:p>
      <text:p text:style-name="P59"/>
      <text:p text:style-name="P99">core.sleep(acquisition_time * 1000 * 2.2) // <text:span text:style-name="T137">At this time sleep() is faster then the real time (maybe when multi-core is being used). It works fine for simple tests...</text:span></text:p>
      <text:p text:style-name="P61"/>
      <text:p text:style-name="P61"/>
      <text:p text:style-name="P12">3. <text:span text:style-name="T102">Button</text:span><text:span text:style-name="T138"> “</text:span>Process .HLD files”</text:p>
      <text:p text:style-name="P62"/>
      <text:p text:style-name="P62"/>
      <text:p text:style-name="P79"><text:span text:style-name="T139">The function </text:span><text:span text:style-name="T5">processHLDsAndSendDATFiles_2</text:span><text:span text:style-name="T16">()</text:span><text:span text:style-name="T139"> is called.</text:span></text:p>
      <text:p text:style-name="P63"/>
      <text:p text:style-name="P63">It processes the .hld files present in the acquisition directory (specified in the respective GUI text field). The processed files are saved with the same name and the extention .DAT.</text:p>
      <text:p text:style-name="P63">The processment of the files follows the configuration in the TRBReader application.</text:p>
      <text:p text:style-name="P63"/>
      <text:p text:style-name="P63">Typically, the signal <text:span text:style-name="T5">extraction method </text:span>is “Integrate waveforms” (from sample #11 to sample #28, when digitizing 30 samples per waveform). <text:span text:style-name="T140">The pedestals (baseline) are not dynamically subtracted, but rather subtracted when loading .DAT file in ANTS2. This option must be activated in ANTS2 if pedestals were previoulsy calculated and loaded. Optionally, the convertion factor from electronic channels into photoelectrons can be also loaded for each sensor.</text:span></text:p>
      <text:p text:style-name="P79"/>
      <text:p text:style-name="P64">Essentially, the function searches for .HLD files and calls a native script function from TRBReader “hld” unit: </text:p>
      <text:p text:style-name="P79"/>
      <text:p text:style-name="P79"><text:tab/><text:span text:style-name="T58">hld.ProcessFile</text:span><text:span text:style-name="T63">(hld_file_name, dat_file_name)</text:span></text:p>
      <text:p text:style-name="P64"/>
      <text:p text:style-name="P64"/>
      <text:p text:style-name="P13">4. Pedestals</text:p>
      <text:p text:style-name="P65"/>
      <text:p text:style-name="P65"><text:span text:style-name="T5">4.1</text:span> <text:span text:style-name="T141">Button “</text:span><text:span text:style-name="T17">1) Start </text:span><text:span text:style-name="T5">Pedestals acquisition</text:span>”</text:p>
      <text:p text:style-name="P65"/>
      <text:p text:style-name="P65"><text:tab/>Selection of the directory and size of .HLD files</text:p>
      <text:p text:style-name="P65"><text:tab/>Selection of acquisition time (in seconds)</text:p>
      <text:p text:style-name="P65"/>
      <text:p text:style-name="P79"><text:span text:style-name="T142"><text:tab/>The ANTS2 script </text:span><text:span text:style-name="T18">function </text:span><text:span text:style-name="T5">start_pedestals_acquisition()</text:span> is called.</text:p>
      <text:p text:style-name="P79"/>
      <text:p text:style-name="P79"><text:tab/>It consists of three main steps: <text:span text:style-name="T5">1) </text:span><text:span text:style-name="T19">Preparation: </text:span>create and write the directory for the .HLD files as well as the file size and acquisition time into the respective bash scripts, <text:span text:style-name="T20">2)</text:span><text:span text:style-name="T143"> </text:span><text:span text:style-name="T20">Launch </text:span><text:soft-page-break/><text:span text:style-name="T20">statDABCnoSleep.sh </text:span><text:span text:style-name="T143">script to prepare the destiny (of the .HLD files) machine for the acquisition, </text:span><text:span text:style-name="T20">3)</text:span><text:span text:style-name="T143"> Call a script to </text:span><text:span text:style-name="T20">start remotely the acquisition</text:span><text:span text:style-name="T143">.</text:span></text:p>
      <text:p text:style-name="P65"/>
      <text:p text:style-name="P65"/>
      <text:p text:style-name="P79"><text:span text:style-name="T21"><text:tab/>4.1.1 Preparation</text:span><text:span text:style-name="T144">:</text:span></text:p>
      <text:p text:style-name="P79"/>
      <text:p text:style-name="P79"><text:span text:style-name="T144"><text:tab/>Call </text:span><text:span text:style-name="T5">create_pedestals_hlds_dir_and_write_into_xml_pedestals_hlds_dir_size_and_acq_time</text:span><text:span text:style-name="T22">()</text:span><text:span text:style-name="T145"> function.</text:span></text:p>
      <text:p text:style-name="P79"/>
      <text:p text:style-name="P79"><text:span text:style-name="T146"><text:tab/>This function takes the parameters (.HLD files directory and size; acquisition time) from the respective GUI text-fields and pass them as argument of the the bash script </text:span><text:span text:style-name="T5">create_hlds_dir_and_substitute_dir_and_size_in_EventBuilder_xml.sh. </text:span><text:span text:style-name="T103">The task of this script is explained in 2.1.1.</text:span></text:p>
      <text:p text:style-name="P25"/>
      <text:p text:style-name="P25"/>
      <text:p text:style-name="P25"><text:span text:style-name="T147"><text:tab/></text:span><text:span text:style-name="T23">4.1.2 </text:span><text:span text:style-name="T147">Launch the scipt <text:s/></text:span><text:span text:style-name="T20">statDABCnoSleep.</text:span><text:span text:style-name="T24">sh.</text:span></text:p>
      <text:p text:style-name="P14"/>
      <text:p text:style-name="P26"><text:tab/>This script prepared the machine defined as destiny machine (for where .HLD files will be transfered from TRB3 board). Please, see 2.1.2 for details.</text:p>
      <text:p text:style-name="P14"/>
      <text:p text:style-name="P14"/>
      <text:p text:style-name="P79"><text:span text:style-name="T24"><text:tab/></text:span><text:span text:style-name="T25">4.1.3 </text:span><text:span text:style-name="T85"><text:s/>Executes locall</text:span><text:span text:style-name="T149">y the bash script </text:span><text:span text:style-name="T151">start_remote_acquisition_of_pedestals.sh</text:span></text:p>
      <text:p text:style-name="P25"><text:span text:style-name="T152"><text:s/>to </text:span><text:span text:style-name="T153">start remote acquisition of pedestals. The random generator is switched ON in the controller machine (Odroid-C2).</text:span></text:p>
      <text:p text:style-name="P5"/>
      <text:p text:style-name="P85"><text:tab/>Switch<text:span text:style-name="T133">es</text:span> ON the <text:span text:style-name="T75">R</text:span><text:span text:style-name="T78">andom 0</text:span> <text:span text:style-name="T154">channel </text:span>in TRB CTS web controller <text:span text:style-name="T133">(it is a </text:span><text:span text:style-name="T74">checkbox</text:span><text:span text:style-name="T133">).</text:span></text:p>
      <text:p text:style-name="P124"><text:tab/><text:span text:style-name="T155">The acquisition rate can be selected from the CTS webpage (10.0.0.0:1234/cts/cts.htm).</text:span></text:p>
      <text:p text:style-name="P124"/>
      <text:p text:style-name="P118"><text:tab/>Note that the script calls a script from Odroid (controller machine) passing the time of acquisition (in seconds) as argument. This way the switch <text:span text:style-name="T134">OFF</text:span> of the <text:span text:style-name="T76">Random 0</text:span><text:span text:style-name="T154"> channel </text:span>is made in the Odroid.</text:p>
      <text:p text:style-name="P118"/>
      <text:p text:style-name="P118"><text:span text:style-name="T135">Code of the script </text:span><text:span text:style-name="T151">start_remote_acquisition_of_pedestals.sh:</text:span></text:p>
      <text:p text:style-name="P111"/>
      <text:p text:style-name="P120">#!/bin/bash</text:p>
      <text:p text:style-name="P120"/>
      <text:p text:style-name="P121"># Example for an acquisition time of 90 seconds</text:p>
      <text:p text:style-name="P120">ssh odroid@10.0.0.1 'DISPLAY=:0 nohup /home/odroid/trbsoft/userscripts/trb49/start_acquisition_of_pedestals.sh <text:span text:style-name="T156">90</text:span>'</text:p>
      <text:p text:style-name="P25"/>
      <text:p text:style-name="P27">Note that the value of the acuisition time (in seconds) is written in the preparation step (4.1.1).</text:p>
      <text:p text:style-name="P28"/>
      <text:p text:style-name="P13"><text:tab/></text:p>
      <text:p text:style-name="P65"><text:span text:style-name="T5">4.2</text:span> <text:span text:style-name="T141">Button </text:span><text:span text:style-name="T17">“2) </text:span><text:span text:style-name="T5">Pro</text:span><text:span text:style-name="T26">c</text:span><text:span text:style-name="T5">ess pedestals .HLD files”</text:span></text:p>
      <text:p text:style-name="P65"/>
      <text:p text:style-name="P65"><text:tab/><text:span text:style-name="T157">The procedure is the same as in 3 (above).</text:span></text:p>
      <text:p text:style-name="P65"/>
      <text:p text:style-name="P65"><text:span text:style-name="T27">4</text:span><text:span text:style-name="T5">.3</text:span> <text:span text:style-name="T141">Button </text:span><text:span text:style-name="T17">“3) </text:span><text:span text:style-name="T5">Calculate pedestals”</text:span></text:p>
      <text:p text:style-name="P65"/>
      <text:p text:style-name="P65"><text:tab/><text:span text:style-name="T158">When the button “Calculate Pedestals” is pressed a custom ANTS2 function is called: calculatePedestals(). See the code in appendix.</text:span></text:p>
      <text:p text:style-name="P65"/>
      <text:p text:style-name="P65"><text:tab/><text:span text:style-name="T158">This function, </text:span>for each sensor, find<text:span text:style-name="T159">s</text:span> the first peak in the histogram of electronic channels. <text:tab/>This peak corresponds to the <text:span text:style-name="T160">signal magnitude in the measurement system (measured in number of electronic channels) that is always present, there is or there isn’t <text:s/>photons impinging the sensors. The first peak can be assumed to be the </text:span>baseline value (pedestal).</text:p>
      <text:p text:style-name="P65"><text:soft-page-break/></text:p>
      <text:p text:style-name="P65"/>
      <text:p text:style-name="P15">5. R<text:span text:style-name="T161">EAL-TIME</text:span></text:p>
      <text:p text:style-name="P66"/>
      <text:p text:style-name="P68"><text:span text:style-name="T28">5.1 </text:span><text:span text:style-name="T104">Real-time acquisition configuration parameters</text:span></text:p>
      <text:p text:style-name="P30"/>
      <text:list xml:id="list1758493081" text:style-name="L4">
        <text:list-item>
          <text:p text:style-name="P31">Directory to save the .HLD sent from TRB3 board (throught Ethernet protocol)</text:p>
        </text:list-item>
        <text:list-item>
          <text:p text:style-name="P67">Size of the .HLD files</text:p>
        </text:list-item>
        <text:list-item>
          <text:p text:style-name="P67">Real-time buffer size (in number of events)</text:p>
        </text:list-item>
        <text:list-item>
          <text:p text:style-name="P29">Number of events to be stored (check if it is being used – the purpose is to have more events for posterior analysis, if needed)</text:p>
          <text:p text:style-name="P29"/>
        </text:list-item>
        <text:list-item>
          <text:p text:style-name="P78"><text:span text:style-name="T105">O</text:span><text:span text:style-name="T106">ptional processes during acquisition</text:span></text:p>
        </text:list-item>
      </text:list>
      <text:p text:style-name="P32"/>
      <text:p text:style-name="P32"><text:tab/><text:tab/>a) Activate Chi2 monitoring</text:p>
      <text:p text:style-name="P32"><text:tab/><text:tab/>b) Delete .HLDs files after processing.</text:p>
      <text:p text:style-name="P32"><text:tab/></text:p>
      <text:p text:style-name="P32"/>
      <text:p text:style-name="P16"/>
      <text:p text:style-name="P66"><text:span text:style-name="T28">5.</text:span><text:span text:style-name="T29">2</text:span><text:span text:style-name="T162"> </text:span><text:span text:style-name="T131">Functions of the real-time chain </text:span><text:span text:style-name="T132">when “Stat Acquire in Real-time” is pressed.</text:span></text:p>
      <text:p text:style-name="P60"/>
      <text:p text:style-name="P60"><text:tab/><text:span text:style-name="T163">Flowchart</text:span> </text:p>
      <text:p text:style-name="P68"/>
      <text:p text:style-name="P68"/>
      <text:p text:style-name="P17">5.3 Chi2 monitoring option</text:p>
      <text:p text:style-name="P68"/>
      <text:p text:style-name="P68"><text:tab/>If the GUI checkbox “Activate Chi2 MONITORING” is checked the average Chi2 of each bunch of events (events present in the .HLD file being processed) will be compared with a reference Chi2 value. An alarm is triggered (message box) notifing the user. In that case it is recommended to stop the real-time acquisition</text:p>
      <text:p text:style-name="P68"/>
      <text:p text:style-name="P68"><text:tab/><text:span text:style-name="T164">When the </text:span>checkbox “Activate Chi2 MONITORING” <text:span text:style-name="T164">is checked, three parameters are allowes to be specified:</text:span></text:p>
      <text:list xml:id="list396570785" text:style-name="L5">
        <text:list-item>
          <text:p text:style-name="P69">Chi2 manually set reference value</text:p>
        </text:list-item>
        <text:list-item>
          <text:p text:style-name="P69">Number of events to control Chi2</text:p>
        </text:list-item>
        <text:list-item>
          <text:p text:style-name="P69">Goodness margin factor (value between 0.0 and 1.0).</text:p>
        </text:list-item>
      </text:list>
      <text:p text:style-name="P70"/>
      <text:p text:style-name="P71"><text:tab/>If the Chi2 monitoring is selected, the first step is to set the selected Chi2 reference value. For this purpose a C++ function was implemented to be called from ANTS2 scripts:</text:p>
      <text:p text:style-name="P79"/>
      <text:p text:style-name="P53"><text:tab/>custom.setIsReferenceChi2Calculated<text:span text:style-name="T165">(bool, chi2_reference_value) </text:span></text:p>
      <text:p text:style-name="P79"/>
      <text:p text:style-name="P72">The funtion above besides setting the Chi2 reference value, <text:span text:style-name="T166">sets initializes a boolean variable which is always true in this phase of the real-time chain implementation. It can be used later, in a version of the system that calculates the Chi2 reference value based on the first bunch of events. In this case, the Chi2 monitoring can only start when the reference value is “calculated”. This is the reason for the boolean value.</text:span></text:p>
      <text:p text:style-name="P72"/>
      <text:p text:style-name="P73">The function for the Chi2 monitoring was also implemented in C++ (to be called in ANTS scripting mode). It averages the chi2 of a bunch of events and compares with the reference value using the percentual margin passed as argument. <text:span text:style-name="T167">The calling of the function from script is as follows:</text:span></text:p>
      <text:p text:style-name="P72"/>
      <text:p text:style-name="P102"><text:span text:style-name="T58">trigger_alarm = custom.chi2Control2(num_events_to_control_chi2, chi2_goodness_margin_factor) // ARGUMENTS - 1st: unsigned long num_events_to_control, 2nd: float margin_factor and 3rd: float percentage_of_bads </text:span></text:p>
      <text:p text:style-name="P74">For the beginning of the acquisition, a minimum number of events is set to averaged its Chi2 value. If the events are less than that limit, the chi2 monitoring do not start yet.</text:p>
      <text:p text:style-name="P74"><text:soft-page-break/></text:p>
      <text:p text:style-name="P71"/>
      <text:p text:style-name="P68"/>
      <text:p text:style-name="P68"><text:span text:style-name="T5">5.4</text:span> <text:span text:style-name="T5">Extra features</text:span></text:p>
      <text:p text:style-name="P66"><text:tab/></text:p>
      <text:p text:style-name="P66"><text:span text:style-name="T168"><text:tab/></text:span><text:span text:style-name="T30">5.4.1 </text:span><text:span text:style-name="T168">RESET button</text:span></text:p>
      <text:p text:style-name="P66"><text:tab/></text:p>
      <text:p text:style-name="P66"><text:tab/><text:tab/><text:span text:style-name="T169">When RESET is pressed, the data structure that holds the events (EventDataHub) is cleared. The .HDLs and .DAT files in the current real-time directory are also deleted.</text:span></text:p>
      <text:p text:style-name="P66"/>
      <text:p text:style-name="P66"/>
      <text:p text:style-name="P15">6. Light response functions (LRFs) calculation</text:p>
      <text:p text:style-name="P15"/>
      <text:p text:style-name="P66"/>
      <text:p text:style-name="P66"><text:tab/><text:span text:style-name="T170">The directory with the .DAT files of the flood acquisition to be used for the LRFs calculation must be selected in the correspondent GUI text-field.</text:span></text:p>
      <text:p text:style-name="P66"/>
      <text:p text:style-name="P66"><text:tab/>The LRFs parameters specified in the GUI are loaded into ANTS2 and used when the button “Calculate new LRFs” is pressed.</text:p>
      <text:p text:style-name="P88"><text:span text:style-name="T171">Appendices of scripts and automation</text:span></text:p>
      <text:p text:style-name="P47"/>
      <text:p text:style-name="P47"><text:span text:style-name="T31">A.</text:span><text:span text:style-name="T172"> So</text:span>me <text:span text:style-name="T159">custom writen </text:span><text:span text:style-name="T5">ANTS2 script functions</text:span>:</text:p>
      <text:p text:style-name="P47"/>
      <text:p text:style-name="P100"><text:span text:style-name="T5">A.1 </text:span>function prepare_DAQ()</text:p>
      <text:p text:style-name="P122">{</text:p>
      <text:p text:style-name="P122"><text:tab/>var timeout = 45000 // Please, check if this value is ~20% higher than the average time (in milliseconds) that TRB3 takes to start up (reference value: ~25000 ms)</text:p>
      <text:p text:style-name="P122"><text:tab/>var elapsed_time = 0</text:p>
      <text:p text:style-name="P122"><text:tab/>core.StartExternalProcess( "/home/jsm/Documents/TRB3/TRB_DAQ_using_DABC/startDAQ_remotely.sh", [], true, 2000)</text:p>
      <text:p text:style-name="P101"/>
      <text:p text:style-name="P122"><text:tab/>custom.startTimer2()</text:p>
      <text:p text:style-name="P122"><text:tab/>core.StartExternalProcess( "/home/jsm/Documents/TRB3/TRB_DAQ_using_DABC/Aux_scripts/open_url2.sh", ["10.0.0.1:1234"], true, timeout)</text:p>
      <text:p text:style-name="P122"/>
      <text:p text:style-name="P122"><text:tab/>elapsed_time = custom.getElapsedTimeTimer2()</text:p>
      <text:p text:style-name="P122"><text:tab/>core.print("elapsed_time: " + elapsed_time)</text:p>
      <text:p text:style-name="P122"/>
      <text:p text:style-name="P122"><text:tab/>if(elapsed_time &lt; timeout)</text:p>
      <text:p text:style-name="P122"><text:tab/>{</text:p>
      <text:p text:style-name="P122"><text:tab/><text:tab/>change_CTS_trigger_thresholds()</text:p>
      <text:p text:style-name="P122"/>
      <text:p text:style-name="P122"><text:tab/><text:tab/>gui.setEnabled("STARTSimpleAcquisition", true )</text:p>
      <text:p text:style-name="P122"><text:tab/><text:tab/>gui.setEnabled("label_acquisition_time_seconds", true )</text:p>
      <text:p text:style-name="P122"><text:tab/><text:tab/>gui.setEnabled("edit_acquisition_time_seconds", true )</text:p>
      <text:p text:style-name="P122"/>
      <text:p text:style-name="P122"><text:tab/><text:tab/>gui.textAppendPlainText("text_field", "Connection established with TRB3 controller machine.\nTRB3 DAQ started up. CTS web control available. Acquisitions can be done.")</text:p>
      <text:p text:style-name="P122"><text:tab/>}</text:p>
      <text:p text:style-name="P122"><text:tab/>else </text:p>
      <text:p text:style-name="P122"><text:tab/><text:tab/>gui.textAppendPlainText("text_field", "TRB3 DAQ NOT prepared yet. CTS webC control NOT available.\nPlease check if the controller machine is switched on and that you can ping it.")</text:p>
      <text:p text:style-name="P101"/>
      <text:p text:style-name="P122">}</text:p>
      <text:p text:style-name="P122"/>
      <text:p text:style-name="P122"/>
      <text:p text:style-name="P123"><text:span text:style-name="T5">A.2 </text:span>function calculatePedestals()</text:p>
      <text:p text:style-name="P110">{</text:p>
      <text:p text:style-name="P110">//Load pedestals to an array of 64 elements</text:p>
      <text:p text:style-name="P97"/>
      <text:p text:style-name="P110">//var dir = "/data/GAGGCam/hlds/2018-04-10/ColdCamera/Pedestals_Bias_27_0V_1kHz_SiPMPatchsAssembledAgain_4" </text:p>
      <text:p text:style-name="P110">//var dir = "/home/jsm/Documents/Real-Time-Dat-PEDESTALS-Files-from-TRBReader"</text:p>
      <text:p text:style-name="P110">var dir = gui.editGetText("edit_pedestals_hlds_files_dir")</text:p>
      <text:p text:style-name="P97"/>
      <text:p text:style-name="P110">// 1) PROCESS PEDESTALs .hdl files -&gt; integrate the signals -&gt; generate .dat files:</text:p>
      <text:p text:style-name="P110">// var s_hlds_pedestals_files_dir = gui.editGetText("edit_pedestals_hlds_files_dir")</text:p>
      <text:p text:style-name="P110">// processHLDsAndSendDATFiles(dir, "pedestals")</text:p>
      <text:p text:style-name="P97"/>
      <text:p text:style-name="P110">// 2) CALCULATE PEDESTALS </text:p>
      <text:p text:style-name="P110">var fileNamePattern = "*.dat" </text:p>
      <text:p text:style-name="P110">var files = core.SetNewFileFinder( dir, fileNamePattern ) </text:p>
      <text:p text:style-name="P97"/>
      <text:p text:style-name="P110">events.ClearEvents( )</text:p>
      <text:p text:style-name="P110"><text:soft-page-break/>config.Replace( "DetectorConfig.LoadExpDataConfig.Preprocessing" , false )</text:p>
      <text:p text:style-name="P97"/>
      <text:p text:style-name="P110">for(var f = 0; f &lt; files.length; f++)</text:p>
      <text:p text:style-name="P110">{</text:p>
      <text:p text:style-name="P110">var namefile = dir + "/" + files[f]</text:p>
      <text:p text:style-name="P110">void events.LoadEventsAscii(namefile, true )</text:p>
      <text:p text:style-name="P110">}</text:p>
      <text:p text:style-name="P97"/>
      <text:p text:style-name="P110">hist.DeleteAllHist()</text:p>
      <text:p text:style-name="P97"/>
      <text:p text:style-name="P110">var numEvents = events.GetNumEvents()</text:p>
      <text:p text:style-name="P110">var numPms = pms.CountPM()</text:p>
      <text:p text:style-name="P97"/>
      <text:p text:style-name="P110">var pedestals = []</text:p>
      <text:p text:style-name="P110">for (var i=0; i &lt; numPms; i++)</text:p>
      <text:p text:style-name="P110">{</text:p>
      <text:p text:style-name="P110">pedestals[i] = 0</text:p>
      <text:p text:style-name="P110">}</text:p>
      <text:p text:style-name="P110"/>
      <text:p text:style-name="P110">var electronic_channel = 0</text:p>
      <text:p text:style-name="P110">var prefix_Hist_name = "Peaks_PM_"</text:p>
      <text:p text:style-name="P110">var iPM_Hist_name =""</text:p>
      <text:p text:style-name="P110">var iPM = 0</text:p>
      <text:p text:style-name="P97"/>
      <text:p text:style-name="P110">// Create one Histogram for each PM</text:p>
      <text:p text:style-name="P110"/>
      <text:p text:style-name="P110">//var num_bins = numEvents/37</text:p>
      <text:p text:style-name="P110"/>
      <text:p text:style-name="P110">for(var iPM = 0; iPM &lt; numPms; iPM++)</text:p>
      <text:p text:style-name="P110">{</text:p>
      <text:p text:style-name="P110">iPM_Hist_name = prefix_Hist_name + iPM</text:p>
      <text:p text:style-name="P110">//hist.NewHist(iPM_Hist_name, 135, -18470, -18200)</text:p>
      <text:p text:style-name="P110">hist.NewHist(iPM_Hist_name, 135, 0, 0)</text:p>
      <text:p text:style-name="P110">//hist.NewHist(iPM_Hist_name, num_bins, 0, 0)</text:p>
      <text:p text:style-name="P110">//hist.NewHist(iPM_Hist_name, 120, 0, 0)</text:p>
      <text:p text:style-name="P110">hist.SetTitles(iPM_Hist_name, "ElectronicChannel", "Counts")</text:p>
      <text:p text:style-name="P110">}</text:p>
      <text:p text:style-name="P97"/>
      <text:p text:style-name="P97"/>
      <text:p text:style-name="P110">// Fill the Histograms</text:p>
      <text:p text:style-name="P110">for (var iEvent=0; iEvent&lt;numEvents; iEvent++)</text:p>
      <text:p text:style-name="P110">{ </text:p>
      <text:p text:style-name="P110">for(var iPM = 0; iPM &lt; numPms; iPM++)</text:p>
      <text:p text:style-name="P110">{</text:p>
      <text:p text:style-name="P110">iPM_Hist_name = prefix_Hist_name + iPM</text:p>
      <text:p text:style-name="P110">electronic_channel = events.GetPMsignal(iEvent, iPM)</text:p>
      <text:p text:style-name="P110">hist.Fill(iPM_Hist_name, electronic_channel, 1)</text:p>
      <text:p text:style-name="P110">}</text:p>
      <text:p text:style-name="P110">}</text:p>
      <text:p text:style-name="P97"/>
      <text:p text:style-name="P97"/>
      <text:p text:style-name="P110">// Find the fist peak, which is the pedestal and save in the array 'pedestals'</text:p>
      <text:p text:style-name="P110">for(var iPM = 0; iPM &lt; numPms; iPM++)</text:p>
      <text:p text:style-name="P110"><text:soft-page-break/>{</text:p>
      <text:p text:style-name="P110">iPM_Hist_name = prefix_Hist_name + iPM</text:p>
      <text:p text:style-name="P110">var peaks = hist.FindPeaks(iPM_Hist_name, 4, 0.2)</text:p>
      <text:p text:style-name="P110">pedestals[iPM] = peaks[iPM,0]</text:p>
      <text:p text:style-name="P110">core.print("Peaks for PM# " + iPM + " are at: " + peaks)</text:p>
      <text:p text:style-name="P110">hist.SetLineProperties(iPM_Hist_name, 3, 1, 1)</text:p>
      <text:p text:style-name="P110">hist.Draw(iPM_Hist_name, "")</text:p>
      <text:p text:style-name="P110">//grwin.AddToBasket(iPM_Hist_name)</text:p>
      <text:p text:style-name="P97"/>
      <text:p text:style-name="P110">for (var i=0; i&lt;peaks.length; i++)</text:p>
      <text:p text:style-name="P110">grwin.AddLine( peaks[i], 0, peaks[i], grwin.GetAxis().maxY, 2, 2, 2)</text:p>
      <text:p text:style-name="P97"/>
      <text:p text:style-name="P110">grwin.AddToBasket(iPM_Hist_name)</text:p>
      <text:p text:style-name="P110">var pedestals_image_name = dir + "/" + iPM_Hist_name + ".png"</text:p>
      <text:p text:style-name="P110">grwin.SaveImage( pedestals_image_name )</text:p>
      <text:p text:style-name="P110">}</text:p>
      <text:p text:style-name="P97"/>
      <text:p text:style-name="P110">// Write 'pedestals' array to a file</text:p>
      <text:p text:style-name="P110">// var currentDir_name = core.getCurrentDir( )</text:p>
      <text:p text:style-name="P110">// var workDir_name = core.GetWorkDir( )</text:p>
      <text:p text:style-name="P110">var pedestals_filename = dir + "/pedestals_file.dat"</text:p>
      <text:p text:style-name="P110">core.print(pedestals_filename)</text:p>
      <text:p text:style-name="P110">core.createFile( pedestals_filename, false )</text:p>
      <text:p text:style-name="P110">core.saveArray( pedestals_filename, pedestals )</text:p>
      <text:p text:style-name="P110">}</text:p>
      <text:p text:style-name="P110">// End of CALCULATE Pedestals</text:p>
      <text:p text:style-name="P102"/>
      <text:p text:style-name="P122"/>
      <text:p text:style-name="P75">B. trb3 scripts (commands to TRB3 board)</text:p>
      <text:p text:style-name="P42"/>
      <text:p text:style-name="P48">B.1 startup_TRB49_remotely.sh</text:p>
      <text:p text:style-name="P35"/>
      <text:p text:style-name="P36">#!/bin/bash</text:p>
      <text:p text:style-name="P36"/>
      <text:p text:style-name="P36">#set -x; export PS4='LINENO &gt;' <text:s/># Uncomment to see what is being executed in each line. JM</text:p>
      <text:p text:style-name="P36"/>
      <text:p text:style-name="P36">cd /home/odroid/trbsoft/userscripts/trb49</text:p>
      <text:p text:style-name="P36"/>
      <text:p text:style-name="P36"/>
      <text:p text:style-name="P36"># to run the script from the crontab:</text:p>
      <text:p text:style-name="P36">if [[ -x ~/.bashrc ]]; then</text:p>
      <text:p text:style-name="P36"><text:s text:c="4"/>chmod a+x ~/.bashrc</text:p>
      <text:p text:style-name="P36">fi</text:p>
      <text:p text:style-name="P36">PS1='$ '; source ~/.bashrc</text:p>
      <text:p text:style-name="P36"/>
      <text:p text:style-name="P36"/>
      <text:p text:style-name="P36">DAQ_TOOLS_PATH=~/trbsoft/daqtools</text:p>
      <text:p text:style-name="P36">export PATH=$PATH:$DAQ_TOOLS_PATH</text:p>
      <text:p text:style-name="P36">export PATH=$PATH:$DAQ_TOOLS_PATH/tools</text:p>
      <text:p text:style-name="P36"/>
      <text:p text:style-name="P36">export DAQOPSERVER=localhost:1</text:p>
      <text:p text:style-name="P36"/>
      <text:p text:style-name="P36">export TRB3_SERVER=trb049:26000 <text:s text:c="16"/>#change to the respective host name (the same than /etc/hosts)</text:p>
      <text:p text:style-name="P36">export TRBNETDPID=$(pgrep -f "trbnetd -i 1")</text:p>
      <text:p text:style-name="P36">echo "- trbnetd pid: $TRBNETDPID"</text:p>
      <text:p text:style-name="P36"/>
      <text:p text:style-name="P36">if [[ -z "$TRBNETDPID" ]]</text:p>
      <text:p text:style-name="P36">then</text:p>
      <text:p text:style-name="P36"><text:soft-page-break/><text:s text:c="4"/>~/trbsoft/trbnettools/bin/trbnetd -i 1 <text:s text:c="5"/>#starts trbnetd which allows connection with the TRB3; trbnetd -i 1 opens a trbnetd with th$</text:p>
      <text:p text:style-name="P36">fi</text:p>
      <text:p text:style-name="P36"/>
      <text:p text:style-name="P36">./check_ping.pl<text:tab/><text:tab/><text:tab/><text:tab/>#ping the TRB, the script must be changed accordingly with the respective TRB name</text:p>
      <text:p text:style-name="P36"/>
      <text:p text:style-name="P36">echo "reset"</text:p>
      <text:p text:style-name="P36">./trbreset_loop.pl<text:tab/><text:tab/><text:tab/><text:tab/>#the # of endpoints must be changed accordingly (5 endpoints for 1 TRB)</text:p>
      <text:p text:style-name="P36">sleep 1;</text:p>
      <text:p text:style-name="P36"/>
      <text:p text:style-name="P36">#add Jan 2019 – <text:span text:style-name="T173">because when called remotley this sctipt does not know the bin directory of the ‘trbcmd’ application</text:span></text:p>
      <text:p text:style-name="P36">DIRBINtrbcmd="/home/odroid/trbsoft/trbnettools/bin"</text:p>
      <text:p text:style-name="P36"/>
      <text:p text:style-name="P36">$DIRBINtrbcmd/trbcmd i 0xffff</text:p>
      <text:p text:style-name="P36"/>
      <text:p text:style-name="P36">$DIRBINtrbcmd/trbcmd s 0x6a000006e95d3528 0x00 0xC310 #ADC</text:p>
      <text:p text:style-name="P36">$DIRBINtrbcmd/trbcmd s 0xef000006e95d3228 0x01 0xC311 #ADC</text:p>
      <text:p text:style-name="P36">$DIRBINtrbcmd/trbcmd s 0xcf000006e95d1b28 0x02 0xC312 #not used</text:p>
      <text:p text:style-name="P36">$DIRBINtrbcmd/trbcmd s 0xb1000006e9545028 0x03 0xC313 #not used</text:p>
      <text:p text:style-name="P36"/>
      <text:p text:style-name="P36">$DIRBINtrbcmd/trbcmd s 0x96000006e95d1828 0x05 0x8000 #CTS TRB49</text:p>
      <text:p text:style-name="P36"/>
      <text:p text:style-name="P36">$DIRBINtrbcmd/trbcmd i 0xffff</text:p>
      <text:p text:style-name="P36"/>
      <text:p text:style-name="P36">echo "GbE settings"</text:p>
      <text:p text:style-name="P36"><text:span text:style-name="T5">loadregisterdb.pl db/register_configgbe.db</text:span><text:tab/>#must be changed accordingly (ID of the CTS_FPGA as defined above)</text:p>
      <text:p text:style-name="P36"><text:span text:style-name="T5">loadregisterdb.pl db/register_configgbe_ip.db</text:span><text:tab/>#must be changed accordingly (DAQ_MAC + IP + Dest Port (used in EventBuilder_TRB186.xml))</text:p>
      <text:p text:style-name="P36"/>
      <text:p text:style-name="P36">#echo "TDC settings"</text:p>
      <text:p text:style-name="P36">loadregisterdb.pl db/register_configtdc.db<text:tab/>#must be changed accordingly (ID of the TDC_FPGAs as defined above)</text:p>
      <text:p text:style-name="P36">#echo "TDC settings end"</text:p>
      <text:p text:style-name="P36"/>
      <text:p text:style-name="P36">#echo "pulser"</text:p>
      <text:p text:style-name="P36"># pulser #0 to 10 kHz</text:p>
      <text:p text:style-name="P36"># trbcmd w 0xc001 0xa156 0x4e20<text:tab/> <text:s/># 0x4268 = 17000 -&gt; 170000 ns = 0.170ms -&gt; 5.88 kHz (1ADC + 1 TDC -&gt; 87MB/s, 8% of deadtime)</text:p>
      <text:p text:style-name="P36"/>
      <text:p text:style-name="P36">#echo "pulser enable"</text:p>
      <text:p text:style-name="P36"># pulser enable</text:p>
      <text:p text:style-name="P36"># trbcmd setbit 0xc001 0xa101 0x2</text:p>
      <text:p text:style-name="P36"/>
      <text:p text:style-name="P36"># JM commented the three commands below, from Alberto/João Saraiva group</text:p>
      <text:p text:style-name="P36">#echo "start trigger"</text:p>
      <text:p text:style-name="P36">#trbcmd w 0xc001 0xa101 0xffff4000<text:tab/>#enable ch14 (coincidence module 0) trg_channel_mask: edge=1111 1111 1111 1111, mask=0000 0000 0010 0000</text:p>
      <text:p text:style-name="P36"/>
      <text:p text:style-name="P36">#echo "start coincidences with detector 1&amp;3"</text:p>
      <text:p text:style-name="P36">#trbcmd w 0xc001 0xa13e 0x30005<text:tab/><text:tab/>#trg_coin_config0: coin_mask=0000 0101, inhibit_mask=0000 0000; window=3 = 30 ns </text:p>
      <text:p text:style-name="P36"/>
      <text:p text:style-name="P36">#echo "limit cts_throttle"</text:p>
      <text:p text:style-name="P36">#trbcmd w 0xc001 0xa00c 0x00000401 <text:s/># cts_throttle: enable=true, stop=false, threshold=1</text:p>
      <text:p text:style-name="P36"/>
      <text:p text:style-name="P36"/>
      <text:p text:style-name="P36">#Threshold Settings - Below some settings of Alberto/João Saraiva group</text:p>
      <text:p text:style-name="P36">#~/trbsoft/daqtools/tools/dac_program.pl ~/trbsoft/userscripts/trb12/thresholds/configFile_a001_40mv</text:p>
      <text:p text:style-name="P36">#~/trbsoft/daqtools/tools/dac_program.pl ~/trbsoft/userscripts/trb12/thresholds/configFile_a002_40mv</text:p>
      <text:p text:style-name="P36">#~/trbsoft/daqtools/tools/dac_program.pl ~/trbsoft/userscripts/trb12/thresholds/configFile_a003_40mv</text:p>
      <text:p text:style-name="P36"/>
      <text:p text:style-name="P36">echo "Before ADCs setup"</text:p>
      <text:p text:style-name="P36"/>
      <text:p text:style-name="P36">#setup ADC addon</text:p>
      <text:p text:style-name="P36">Samples=30</text:p>
      <text:p text:style-name="P36">SamplesAfterTrigger=60</text:p>
      <text:p text:style-name="P36"><text:soft-page-break/>Threshold_Ch9=80</text:p>
      <text:p text:style-name="P36">Threshold_Ch100=220</text:p>
      <text:p text:style-name="P36"/>
      <text:p text:style-name="P36">FPGA="0xC310"</text:p>
      <text:p text:style-name="P36">~/trbsoft/daqtools/tools/adc.pl $FPGA init</text:p>
      <text:p text:style-name="P36"/>
      <text:p text:style-name="P36">$DIRBINtrbcmd/trbcmd w $FPGA 0xa010 $Samples <text:s text:c="3"/><text:tab/><text:tab/> <text:s text:c="4"/># Buffer depth</text:p>
      <text:p text:style-name="P36">$DIRBINtrbcmd/trbcmd w $FPGA 0xa011 $SamplesAfterTrigger <text:s text:c="5"/># Samples after trigger</text:p>
      <text:p text:style-name="P36">$DIRBINtrbcmd/trbcmd w $FPGA 0xa012 1 <text:s text:c="10"/><text:tab/><text:tab/> <text:s text:c="4"/># Process blocks</text:p>
      <text:p text:style-name="P36">$DIRBINtrbcmd/trbcmd w $FPGA 0xa013 $Threshold_Ch9 <text:s text:c="2"/><text:tab/> <text:s text:c="4"/># Trigger offset, invert</text:p>
      <text:p text:style-name="P36">$DIRBINtrbcmd/trbcmd w $FPGA 0xa014 0 <text:s text:c="10"/><text:tab/><text:tab/> <text:s text:c="4"/># Readout offset</text:p>
      <text:p text:style-name="P36">$DIRBINtrbcmd/trbcmd w $FPGA 0xa015 1 <text:s text:c="10"/><text:tab/><text:tab/> <text:s text:c="4"/># Downsampling</text:p>
      <text:p text:style-name="P36">$DIRBINtrbcmd/trbcmd w $FPGA 0xa016 8 <text:s text:c="10"/><text:tab/><text:tab/> <text:s text:c="4"/># Baseline</text:p>
      <text:p text:style-name="P36">#trbcmd w $FPGA 0xa017 0x30000000 <text:s/><text:tab/><text:tab/><text:tab/> <text:s text:c="4"/># Trigger Enable ch31-00</text:p>
      <text:p text:style-name="P36">#trbcmd w $FPGA 0xa018 0x0000 <text:s text:c="5"/><text:tab/><text:tab/><text:tab/> <text:s text:c="4"/># Trigger Enable ch47-32</text:p>
      <text:p text:style-name="P36">$DIRBINtrbcmd/trbcmd w $FPGA 0xa017 0x30000 <text:s text:c="8"/>#Trigger Enable ch31-00 <text:s text:c="2"/>JM: Hardware channels 16 and 17</text:p>
      <text:p text:style-name="P36">$DIRBINtrbcmd/trbcmd w $FPGA 0xa018 0x0<text:tab/> <text:s text:c="2"/>#Trigger Enable ch47-32 <text:s text:c="3"/></text:p>
      <text:p text:style-name="P36">$DIRBINtrbcmd/trbcmd w $FPGA 0xa01a 0x00000000 <text:s text:c="2"/>#Channel disable ch31-00, all channels except ch0</text:p>
      <text:p text:style-name="P36">$DIRBINtrbcmd/trbcmd w $FPGA 0xa01b 0x0000 <text:s text:c="10"/>#Channel disable ch47-32</text:p>
      <text:p text:style-name="P36">$DIRBINtrbcmd/trbcmd w $FPGA 0xa01c 0 <text:s text:c="21"/>#Processing mode 0=BlockMode, 1=PSA, 2=CFD</text:p>
      <text:p text:style-name="P36"/>
      <text:p text:style-name="P36"># ignore CFD stuff</text:p>
      <text:p text:style-name="P36">#trbcmd w $FPGA 0xa01d 0x340 <text:s text:c="6"/>#CFD delay is 3, CFD window 64=0x40</text:p>
      <text:p text:style-name="P36"/>
      <text:p text:style-name="P36">$DIRBINtrbcmd/trbcmd w $FPGA 0xa020 1 <text:s text:c="10"/>#Sum values</text:p>
      <text:p text:style-name="P36">$DIRBINtrbcmd/trbcmd w $FPGA 0xa021 1 <text:s text:c="10"/>#Sum values</text:p>
      <text:p text:style-name="P36">$DIRBINtrbcmd/trbcmd w $FPGA 0xa022 1 <text:s text:c="10"/>#Sum values</text:p>
      <text:p text:style-name="P36">$DIRBINtrbcmd/trbcmd w $FPGA 0xa023 1 <text:s text:c="10"/>#Sum values</text:p>
      <text:p text:style-name="P36">$DIRBINtrbcmd/trbcmd w $FPGA 0xa024 $Samples <text:s text:c="3"/>#word count</text:p>
      <text:p text:style-name="P36">$DIRBINtrbcmd/trbcmd w $FPGA 0xa025 0 <text:s text:c="10"/>#word count</text:p>
      <text:p text:style-name="P36">$DIRBINtrbcmd/trbcmd w $FPGA 0xa026 0 <text:s text:c="10"/>#word count</text:p>
      <text:p text:style-name="P36">$DIRBINtrbcmd/trbcmd w $FPGA 0xa027 0 <text:s text:c="10"/>#word count</text:p>
      <text:p text:style-name="P36"/>
      <text:p text:style-name="P36">$DIRBINtrbcmd/trbcmd w $FPGA 0xa000 0x100 <text:s text:c="6"/>#Reset Baseline</text:p>
      <text:p text:style-name="P36"/>
      <text:p text:style-name="P36"># Second ADC</text:p>
      <text:p text:style-name="P36">FPGA1="0xC311"</text:p>
      <text:p text:style-name="P36">~/trbsoft/daqtools/tools/adc.pl $FPGA1 init</text:p>
      <text:p text:style-name="P36"/>
      <text:p text:style-name="P36">$DIRBINtrbcmd/trbcmd w $FPGA1 0xa010 $Samples <text:s text:c="3"/><text:tab/><text:tab/>#Buffer depth</text:p>
      <text:p text:style-name="P36">$DIRBINtrbcmd/trbcmd w $FPGA1 0xa011 $SamplesAfterTrigger <text:s text:c="5"/><text:tab/>#Samples after trigger</text:p>
      <text:p text:style-name="P36">$DIRBINtrbcmd/trbcmd w $FPGA1 0xa012 1 <text:s text:c="10"/><text:tab/><text:tab/><text:tab/>#Process blocks</text:p>
      <text:p text:style-name="P36">$DIRBINtrbcmd/trbcmd w $FPGA1 0xa013 $Threshold_Ch100 <text:s text:c="7"/><text:tab/>#Trigger offset, invert</text:p>
      <text:p text:style-name="P36">$DIRBINtrbcmd/trbcmd w $FPGA1 0xa014 0 <text:s text:c="10"/>#Readout offset</text:p>
      <text:p text:style-name="P36">$DIRBINtrbcmd/trbcmd w $FPGA1 0xa015 1 <text:s text:c="10"/>#Downsampling</text:p>
      <text:p text:style-name="P36">$DIRBINtrbcmd/trbcmd w $FPGA1 0xa016 8 <text:s text:c="10"/>#Baseline</text:p>
      <text:p text:style-name="P36">#trbcmd w $FPGA1 0xa017 0x30000000 <text:s/><text:tab/><text:tab/>#Trigger Enable ch31-00</text:p>
      <text:p text:style-name="P36">#trbcmd w $FPGA1 0xa018 0x0000 <text:s text:c="5"/><text:tab/><text:tab/>#Trigger Enable ch47-32</text:p>
      <text:p text:style-name="P36">$DIRBINtrbcmd/trbcmd w $FPGA1 0xa017 0x30000 <text:s text:c="5"/>#Trigger Enable ch31-00 <text:s/>JM: Hardware channels 64 and 65</text:p>
      <text:p text:style-name="P36">$DIRBINtrbcmd/trbcmd w $FPGA1 0xa018 0x0 <text:s text:c="9"/>#Trigger Enable ch47-32</text:p>
      <text:p text:style-name="P36">$DIRBINtrbcmd/trbcmd w $FPGA1 0xa01a 0x00000000 <text:s/>#Channel disable ch31-00, all channels except ch0</text:p>
      <text:p text:style-name="P36">$DIRBINtrbcmd/trbcmd w $FPGA1 0xa01b 0x0000 <text:s text:c="5"/>#Channel disable ch47-32</text:p>
      <text:p text:style-name="P36">$DIRBINtrbcmd/trbcmd w $FPGA1 0xa01c 0 <text:s text:c="10"/>#Processing mode 0=BlockMode, 1=PSA, 2=CFD</text:p>
      <text:p text:style-name="P36"># ignore CFD stuff</text:p>
      <text:p text:style-name="P36">#trbcmd w $FPGA 0xa01d 0x340 <text:s text:c="6"/>#CFD delay is 3, CFD window 64=0x40</text:p>
      <text:p text:style-name="P36"/>
      <text:p text:style-name="P36">$DIRBINtrbcmd/trbcmd w $FPGA1 0xa020 1 <text:s text:c="10"/>#Sum values</text:p>
      <text:p text:style-name="P36">$DIRBINtrbcmd/trbcmd w $FPGA1 0xa021 1 <text:s text:c="10"/>#Sum values</text:p>
      <text:p text:style-name="P36">$DIRBINtrbcmd/trbcmd w $FPGA1 0xa022 1 <text:s text:c="10"/>#Sum values</text:p>
      <text:p text:style-name="P36">$DIRBINtrbcmd/trbcmd w $FPGA1 0xa023 1 <text:s text:c="10"/>#Sum values</text:p>
      <text:p text:style-name="P36">$DIRBINtrbcmd/trbcmd w $FPGA1 0xa024 $Samples <text:s text:c="3"/>#word count</text:p>
      <text:p text:style-name="P36">$DIRBINtrbcmd/trbcmd w $FPGA1 0xa025 0 <text:s text:c="10"/>#word count</text:p>
      <text:p text:style-name="P36">$DIRBINtrbcmd/trbcmd w $FPGA1 0xa026 0 <text:s text:c="10"/>#word count</text:p>
      <text:p text:style-name="P36">$DIRBINtrbcmd/trbcmd w $FPGA1 0xa027 0 <text:s text:c="10"/>#word count</text:p>
      <text:p text:style-name="P36"/>
      <text:p text:style-name="P36">$DIRBINtrbcmd/trbcmd w $FPGA1 0xa000 0x100 <text:s text:c="6"/>#Reset Baseline</text:p>
      <text:p text:style-name="P36"><text:soft-page-break/># Second ADC Done</text:p>
      <text:p text:style-name="P36"/>
      <text:p text:style-name="P36">echo "ADCs configured"</text:p>
      <text:p text:style-name="P36"/>
      <text:p text:style-name="P77"/>
      <text:p text:style-name="P77">B.2 start_acquisition.sh</text:p>
      <text:p text:style-name="P77"/>
      <text:p text:style-name="P37">#!/bin/bash</text:p>
      <text:p text:style-name="P37"/>
      <text:p text:style-name="P37">DIRBINtrbcmd2="/home/odroid/trbsoft/trbnettools/bin"</text:p>
      <text:p text:style-name="P37"/>
      <text:p text:style-name="P37">#test</text:p>
      <text:p text:style-name="P37">cd /home/odroid/trbsoft/userscripts/trb49</text:p>
      <text:p text:style-name="P37"/>
      <text:p text:style-name="P37">DAQ_TOOLS_PATH=~/trbsoft/daqtools</text:p>
      <text:p text:style-name="P37">export PATH=$PATH:$DAQ_TOOLS_PATH</text:p>
      <text:p text:style-name="P37">export PATH=$PATH:$DAQ_TOOLS_PATH/tools</text:p>
      <text:p text:style-name="P37"/>
      <text:p text:style-name="P37">export DAQOPSERVER=localhost:1</text:p>
      <text:p text:style-name="P37"/>
      <text:p text:style-name="P37">export TRB3_SERVER=trb049:26000 <text:s text:c="16"/>#change to the respective host name (the same than /etc/hosts)</text:p>
      <text:p text:style-name="P37">export TRBNETDPID=$(pgrep -f "trbnetd -i 1")</text:p>
      <text:p text:style-name="P37">echo "- trbnetd pid: $TRBNETDPID"</text:p>
      <text:p text:style-name="P37"/>
      <text:p text:style-name="P37">#if [[ -z "$TRBNETDPID" ]]</text:p>
      <text:p text:style-name="P37">#then</text:p>
      <text:p text:style-name="P37"># <text:s text:c="3"/>~/trbsoft/trbnettools/bin/trbnetd -i 1 <text:s text:c="5"/>#starts trbnetd which allows connection with the TRB3; trbnetd -i 1 opens a trbnetd with th$</text:p>
      <text:p text:style-name="P37">#fi</text:p>
      <text:p text:style-name="P37"/>
      <text:p text:style-name="P37">THRESHOLD_CH9=$2 #use $2 to get the 1st argument</text:p>
      <text:p text:style-name="P37">THRESHOLD_CH10=$3 #use $3 to get the 2nd argument</text:p>
      <text:p text:style-name="P37"/>
      <text:p text:style-name="P37">#Convert thresholds do hexadecimal</text:p>
      <text:p text:style-name="P37">THRESHOLD_CH9_HEX=$(printf '%x\n' $THRESHOLD_CH9)</text:p>
      <text:p text:style-name="P37">THRESHOLD_CH10_HEX=$(printf '%x\n' $THRESHOLD_CH10)</text:p>
      <text:p text:style-name="P37"/>
      <text:p text:style-name="P37">$DIRBINtrbcmd2/trbcmd w 0xc310 0xa013 0x000100$THRESHOLD_CH9_HEX</text:p>
      <text:p text:style-name="P37">$DIRBINtrbcmd2/trbcmd w 0xc311 0xa013 0x000100$THRESHOLD_CH10_HEX</text:p>
      <text:p text:style-name="P37">sleep 1s</text:p>
      <text:p text:style-name="P37">$DIRBINtrbcmd2/trbcmd w 0xc310 0xa013 0x000000$THRESHOLD_CH9_HEX</text:p>
      <text:p text:style-name="P37">$DIRBINtrbcmd2/trbcmd w 0xc311 0xa013 0x000000$THRESHOLD_CH10_HEX</text:p>
      <text:p text:style-name="P37"/>
      <text:p text:style-name="P37">sleep 3s # check if it is needed</text:p>
      <text:p text:style-name="P37"><text:s text:c="11"/></text:p>
      <text:p text:style-name="P37">$DIRBINtrbcmd2/trbcmd w 0x8000 0xa101 0xffff0600</text:p>
      <text:p text:style-name="P37">echo "acquire on"</text:p>
      <text:p text:style-name="P37">sleep $1s #20s #pass as argument the time of acquisition (10 seconds in this case. For 15 minutes use: 15m)</text:p>
      <text:p text:style-name="P37">$DIRBINtrbcmd2/trbcmd w 0x8000 0xa101 0xffff0000</text:p>
      <text:p text:style-name="P37">echo "acquire off"</text:p>
      <text:p text:style-name="P37"/>
      <text:p text:style-name="P36"/>
      <text:p text:style-name="P76">C. Perl scripts (from TRB3 developers)</text:p>
      <text:p text:style-name="P76"/>
      <text:p text:style-name="P76">C.1 <text:span text:style-name="T148"><text:s/></text:span><text:span text:style-name="T150">Script </text:span><text:span text:style-name="T148">check_ping.pl</text:span></text:p>
      <text:p text:style-name="P76"/>
      <text:p text:style-name="P2">#!/usr/bin/perl</text:p>
      <text:p text:style-name="P2"/>
      <text:p text:style-name="P2">use warnings;</text:p>
      <text:p text:style-name="P2">use strict;</text:p>
      <text:p text:style-name="P2">use Parallel::ForkManager;</text:p>
      <text:p text:style-name="P2">use Net::Ping;</text:p>
      <text:p text:style-name="P2">use Getopt::Long;</text:p>
      <text:p text:style-name="P2">use Data::Dumper;</text:p>
      <text:p text:style-name="P2"/>
      <text:p text:style-name="P2"><text:soft-page-break/>my $power;</text:p>
      <text:p text:style-name="P2">my $reboot;</text:p>
      <text:p text:style-name="P2">my $help;</text:p>
      <text:p text:style-name="P2"/>
      <text:p text:style-name="P2">my $result = GetOptions (</text:p>
      <text:p text:style-name="P2"><text:tab/><text:tab/><text:tab/> "h|help" <text:s text:c="9"/>=&gt; \$help,</text:p>
      <text:p text:style-name="P2"><text:tab/><text:tab/><text:tab/> "p|powercycle" <text:s text:c="3"/>=&gt; \$power,</text:p>
      <text:p text:style-name="P2"><text:tab/><text:tab/><text:tab/> "r|reboot" <text:s text:c="3"/>=&gt; \$reboot</text:p>
      <text:p text:style-name="P2"><text:tab/><text:tab/><text:tab/>);</text:p>
      <text:p text:style-name="P2"/>
      <text:p text:style-name="P2"/>
      <text:p text:style-name="P2">my $map = {</text:p>
      <text:p text:style-name="P2">0 =&gt; { trb =&gt; 49, <text:s/>addr =&gt; "0x8000", sys =&gt; "CTS"},</text:p>
      <text:p text:style-name="P2">#0 =&gt; { trb =&gt; 12, <text:s/>addr =&gt; "0xc001", sys =&gt; "CTS"},</text:p>
      <text:p text:style-name="P2">#1 =&gt; { trb =&gt; <text:s/>12, addr =&gt; "0xc002", sys =&gt; "GbE"},</text:p>
      <text:p text:style-name="P2"># 2 =&gt; { trb =&gt; 113, addr =&gt; "0x8113", sys =&gt; "TOF"}, </text:p>
      <text:p text:style-name="P2"># 3 =&gt; { trb =&gt; 158, addr =&gt; "0x8158", sys =&gt; "TOF"},</text:p>
      <text:p text:style-name="P2"/>
      <text:p text:style-name="P2">};</text:p>
      <text:p text:style-name="P2">my $MAX_PROCESSES=50;</text:p>
      <text:p text:style-name="P2">my $pm = Parallel::ForkManager-&gt;new($MAX_PROCESSES);</text:p>
      <text:p text:style-name="P2">my $maximal_reboot_counter = 4;</text:p>
      <text:p text:style-name="P2">my $number_of_reboots_done = 0;</text:p>
      <text:p text:style-name="P2"/>
      <text:p text:style-name="P2">my $rh_unsuccessful = {};</text:p>
      <text:p text:style-name="P2"/>
      <text:p text:style-name="P2">$pm-&gt;run_on_finish(</text:p>
      <text:p text:style-name="P2"><text:tab/><text:tab/> <text:s text:c="2"/>sub { my ($pid, $exit_code, $ident, <text:s/>$exit_signal, $core_dump, $data_structure_reference) = @_;</text:p>
      <text:p text:style-name="P2"><text:tab/><text:tab/><text:tab/> #print "** $ident just got out of the pool ".</text:p>
      <text:p text:style-name="P2"><text:tab/><text:tab/><text:tab/> # <text:s text:c="3"/>"with PID $pid and exit code: $exit_code\n";</text:p>
      <text:p text:style-name="P2"><text:tab/><text:tab/><text:tab/> #print Dumper ($pid, $exit_code, $ident, <text:s/>$exit_signal, $core_dump, $data_structure_reference);</text:p>
      <text:p text:style-name="P2"><text:tab/><text:tab/><text:tab/> if ($exit_code == 0) {</text:p>
      <text:p text:style-name="P2"><text:tab/><text:tab/><text:tab/> <text:s text:c="2"/>$rh_unsuccessful-&gt;{$ident} = $$data_structure_reference;</text:p>
      <text:p text:style-name="P2"><text:tab/><text:tab/><text:tab/> }</text:p>
      <text:p text:style-name="P2"><text:tab/><text:tab/> <text:s text:c="6"/>}</text:p>
      <text:p text:style-name="P2"><text:tab/><text:tab/> <text:s/>);</text:p>
      <text:p text:style-name="P2"/>
      <text:p text:style-name="P2">#my $p = Net::Ping-&gt;new();</text:p>
      <text:p text:style-name="P2"/>
      <text:p text:style-name="P2">my $first_iteration = 1;</text:p>
      <text:p text:style-name="P2"/>
      <text:p text:style-name="P2">#print Dumper keys %$rh_unsuccessful;</text:p>
      <text:p text:style-name="P2"/>
      <text:p text:style-name="P2">while ( (($first_iteration == 1) || keys %$rh_unsuccessful) &amp;&amp;</text:p>
      <text:p text:style-name="P2"><text:tab/>($number_of_reboots_done &lt; $maximal_reboot_counter) ) {</text:p>
      <text:p text:style-name="P2"><text:s text:c="2"/>#print Dumper $rh_unsuccessful;</text:p>
      <text:p text:style-name="P2"><text:s text:c="2"/>#print Dumper keys %$rh_unsuccessful;</text:p>
      <text:p text:style-name="P2"/>
      <text:p text:style-name="P2"><text:s text:c="2"/>$rh_unsuccessful = {};</text:p>
      <text:p text:style-name="P2"><text:s text:c="2"/>$first_iteration = 0;</text:p>
      <text:p text:style-name="P2"><text:s text:c="2"/>foreach my $ct (keys %$map) {</text:p>
      <text:p text:style-name="P2"><text:s text:c="4"/>my $success = 0;</text:p>
      <text:p text:style-name="P2"><text:s text:c="4"/>#my $num = sprintf "%3.3d", $ct;</text:p>
      <text:p text:style-name="P2"><text:s text:c="4"/>my $trbnum= $map-&gt;{$ct}-&gt;{trb};</text:p>
      <text:p text:style-name="P2"><text:s text:c="4"/>my $num = sprintf "%3.3d", $trbnum;</text:p>
      <text:p text:style-name="P2"><text:s text:c="4"/>my $host= "trb" . $num;</text:p>
      <text:p text:style-name="P2"><text:s text:c="4"/>#my $host= "trb" . $num ."b";</text:p>
      <text:p text:style-name="P2"><text:s text:c="4"/>my $system = $map-&gt;{$ct}-&gt;{sys};</text:p>
      <text:p text:style-name="P2"><text:s text:c="4"/>#print "192.168.0.$ct <text:s text:c="2"/>$host.gsi.de $host\n";</text:p>
      <text:p text:style-name="P2"><text:s text:c="4"/>#my $r = $p-&gt;ping($host,1);</text:p>
      <text:p text:style-name="P2"><text:s text:c="4"/>my $c= "ping -W1 -c2 $host";</text:p>
      <text:p text:style-name="P2"/>
      <text:p text:style-name="P2"><text:s text:c="4"/># <text:s text:c="3"/>my $sysnum = sprintf "0x80%.2x", $ct;</text:p>
      <text:p text:style-name="P2"><text:s text:c="4"/>my $sysnum = $map-&gt;{$ct}-&gt;{addr};</text:p>
      <text:p text:style-name="P2"><text:s text:c="4"/>#$sysnum = "0x7999" if $ct == -1;</text:p>
      <text:p text:style-name="P2"/>
      <text:p text:style-name="P2"><text:soft-page-break/><text:s text:c="4"/>my $pid = $pm-&gt;start("$sysnum") and next;</text:p>
      <text:p text:style-name="P2"/>
      <text:p text:style-name="P2"><text:s text:c="4"/>#my $p = Net::Ping-&gt;new("udp", 1);</text:p>
      <text:p text:style-name="P2"><text:s text:c="4"/>#my $r = $p-&gt;ping("192.168.0.56");</text:p>
      <text:p text:style-name="P2"><text:s text:c="4"/>#$p-&gt;close();</text:p>
      <text:p text:style-name="P2"><text:s text:c="4"/>#print "result: $r\n";</text:p>
      <text:p text:style-name="P2"/>
      <text:p text:style-name="P2"><text:s text:c="4"/>my $r = qx($c);</text:p>
      <text:p text:style-name="P2"><text:s text:c="4"/>#printf "$sysnum, system: %-8s, trb: $host ", $system;</text:p>
      <text:p text:style-name="P2"><text:s text:c="4"/>printf "$sysnum <text:s/>$host <text:s/>%-8s ", $system;</text:p>
      <text:p text:style-name="P2"><text:s text:c="4"/>if (grep /64 bytes/, $r) {</text:p>
      <text:p text:style-name="P2"><text:s text:c="6"/>print "is alive.\n";</text:p>
      <text:p text:style-name="P2"><text:s text:c="6"/>$success = $trbnum;</text:p>
      <text:p text:style-name="P2"><text:s text:c="4"/>} else {</text:p>
      <text:p text:style-name="P2"><text:s text:c="6"/>print "is not alive.\n";</text:p>
      <text:p text:style-name="P2"><text:s text:c="4"/>}</text:p>
      <text:p text:style-name="P2"/>
      <text:p text:style-name="P2"><text:s text:c="4"/>my $str = "jhhj";</text:p>
      <text:p text:style-name="P2"><text:s text:c="4"/>$pm-&gt;finish($success, \$host); # Terminates the child process</text:p>
      <text:p text:style-name="P2"><text:s text:c="2"/>}</text:p>
      <text:p text:style-name="P2"/>
      <text:p text:style-name="P2"><text:s text:c="2"/>$pm-&gt;wait_all_children;</text:p>
      <text:p text:style-name="P2"/>
      <text:p text:style-name="P2"><text:s text:c="2"/>#$rh_unsuccessful = { "0x8007"=&gt;"hh", "0x8001"=&gt;"jjhj"} ;</text:p>
      <text:p text:style-name="P2"/>
      <text:p text:style-name="P2"><text:s text:c="2"/>if ($reboot &amp;&amp; ($number_of_reboots_done &lt; $maximal_reboot_counter) &amp;&amp; keys %$rh_unsuccessful) {</text:p>
      <text:p text:style-name="P2"><text:s text:c="4"/>#print Dumper $rh_unsuccessful;</text:p>
      <text:p text:style-name="P2"><text:s text:c="4"/>print "have to reboot FPGAs, first make a reset and reassign the addresses.\n";</text:p>
      <text:p text:style-name="P2"><text:s text:c="4"/>my $cmd = 'trbcmd reset; sleep 2; <text:s/>~/trbsoft/daqtools/merge_serial_address.pl $DAQ_TOOLS_PATH/base/serials_trb3.db $USER_DIR/db/addresses_trb3.db';</text:p>
      <text:p text:style-name="P2"><text:s text:c="4"/>qx($cmd);</text:p>
      <text:p text:style-name="P2"><text:s text:c="4"/>sleep 3;</text:p>
      <text:p text:style-name="P2"><text:s text:c="4"/># test trbnet:</text:p>
      <text:p text:style-name="P2"><text:s text:c="4"/>my $error_str = "ERROR: read_uid failed: Termination Status Error";</text:p>
      <text:p text:style-name="P2"><text:s text:c="4"/>$cmd = "trbcmd i 0xffff 2&gt;&amp;1";</text:p>
      <text:p text:style-name="P2"><text:s text:c="4"/>my $r = qx($cmd);</text:p>
      <text:p text:style-name="P2"><text:s text:c="4"/>if ($r=~/$error_str/) {</text:p>
      <text:p text:style-name="P2"><text:s text:c="6"/>print "could not access trbnet, so have to reboot all FPGAs.\n";</text:p>
      <text:p text:style-name="P2"><text:s text:c="6"/>$rh_unsuccessful = { "0xffff"=&gt;"all"} ;</text:p>
      <text:p text:style-name="P2"><text:s text:c="4"/>}</text:p>
      <text:p text:style-name="P2"/>
      <text:p text:style-name="P2"><text:s text:c="4"/>my $ctsnum = $map-&gt;{0}-&gt;{addr};</text:p>
      <text:p text:style-name="P2"><text:s text:c="4"/>if ($rh_unsuccessful-&gt;{ $ctsnum } || (scalar keys %$rh_unsuccessful) &gt; 5) {</text:p>
      <text:p text:style-name="P2"><text:s text:c="6"/>print "many TRBs (or CTS: ". $ctsnum . ") are not alive, so let us make a reload of all FPGAs.\n";</text:p>
      <text:p text:style-name="P2"><text:s text:c="6"/>$rh_unsuccessful = { "0xffff"=&gt;"all"} ;</text:p>
      <text:p text:style-name="P2"><text:s text:c="4"/>}</text:p>
      <text:p text:style-name="P2"/>
      <text:p text:style-name="P2"><text:s text:c="4"/>foreach my $cur (keys %$rh_unsuccessful) {</text:p>
      <text:p text:style-name="P2"><text:s text:c="6"/>my $host = $rh_unsuccessful-&gt;{$cur};</text:p>
      <text:p text:style-name="P2"><text:s text:c="6"/>#my $cmd = "trbcmd reload " . $cur;</text:p>
      <text:p text:style-name="P2"><text:s text:c="6"/>$cmd = "trbcmd reload $cur";</text:p>
      <text:p text:style-name="P2"><text:s text:c="6"/>print "rebooting: $cur\n";</text:p>
      <text:p text:style-name="P2"><text:s text:c="6"/>#print "$cmd\n";</text:p>
      <text:p text:style-name="P2"><text:s text:c="6"/>qx($cmd);</text:p>
      <text:p text:style-name="P2"><text:s text:c="6"/>#print "number of reboots done: $number_of_reboots_done\n";</text:p>
      <text:p text:style-name="P2"><text:s text:c="4"/>}</text:p>
      <text:p text:style-name="P2"><text:s text:c="4"/>print "wait 9 seconds\n";</text:p>
      <text:p text:style-name="P2"><text:s text:c="4"/>sleep 9;</text:p>
      <text:p text:style-name="P2"><text:s text:c="4"/>$number_of_reboots_done++;</text:p>
      <text:p text:style-name="P2"><text:s text:c="2"/>}</text:p>
      <text:p text:style-name="P2"/>
      <text:p text:style-name="P2">}</text:p>
      <text:p text:style-name="P2"/>
      <text:p text:style-name="P2">exit 1 if(scalar keys %$rh_unsuccessful &gt; 0);</text:p>
      <text:p text:style-name="P2">#$p→close();</text:p>
      <text:p text:style-name="P3"/>
      <text:p text:style-name="P6"><text:soft-page-break/></text:p>
      <text:p text:style-name="P6"><text:span text:style-name="T129">C.2 </text:span><text:span text:style-name="T83">Script </text:span>trbreset_loop.pl</text:p>
      <text:p text:style-name="P1">#!/usr/bin/perl</text:p>
      <text:p text:style-name="P1"/>
      <text:p text:style-name="P1">use strict; </text:p>
      <text:p text:style-name="P1">use warnings;</text:p>
      <text:p text:style-name="P1"/>
      <text:p text:style-name="P1">### Change THIS! endpoint == FPGA; (1 TRB = 5 FPGAs) -&gt; JPS</text:p>
      <text:p text:style-name="P1">my $required_endpoints = 5;</text:p>
      <text:p text:style-name="P1"/>
      <text:p text:style-name="P1">my $max_counter = 10;</text:p>
      <text:p text:style-name="P1">my $counter = 0;</text:p>
      <text:p text:style-name="P1">my $number = 0;</text:p>
      <text:p text:style-name="P1"/>
      <text:p text:style-name="P1"/>
      <text:p text:style-name="P1">#js while (($number != 65) || ($counter &gt; $max_counter)) {</text:p>
      <text:p text:style-name="P1">#while (($number &lt; $required_endpoints) || ($counter &gt; $max_counter)) {</text:p>
      <text:p text:style-name="P1">while (($number &lt; $required_endpoints) ) {</text:p>
      <text:p text:style-name="P1"><text:s text:c="4"/>my $c; my $res;</text:p>
      <text:p text:style-name="P1"/>
      <text:p text:style-name="P1"><text:s text:c="4"/>$counter++;</text:p>
      <text:p text:style-name="P1"><text:s text:c="4"/>$c= "/home/odroid/trbsoft/trbnettools/bin/trbcmd reset"; </text:p>
      <text:p text:style-name="P1"><text:s text:c="3"/># $c= "trbcmd reset";</text:p>
      <text:p text:style-name="P1"><text:s text:c="4"/>$res = qx($c);</text:p>
      <text:p text:style-name="P1"><text:s text:c="4"/></text:p>
      <text:p text:style-name="P1"><text:s text:c="4"/>$c = "/home/odroid/trbsoft/trbnettools/bin/trbcmd i 0xffff | wc -l";</text:p>
      <text:p text:style-name="P1"><text:s text:c="3"/># $c = "trbcmd i 0xffff | wc -l";</text:p>
      <text:p text:style-name="P1"><text:s text:c="4"/>$res = qx($c),</text:p>
      <text:p text:style-name="P1"><text:s text:c="4"/>print "- number of trb endpoints in the system: $res";</text:p>
      <text:p text:style-name="P1"><text:s text:c="4"/>($number) = $res =~ /(\d+)/;</text:p>
      <text:p text:style-name="P1"><text:s text:c="4"/>print "number of enpoints is not equal to the required enpoints $required_endpoints, so try next reset!\n" if ($number !=$required_endpoints);</text:p>
      <text:p text:style-name="P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ato Light1" svg:font-family="'Lato Light'" style:font-pitch="variable"/>
    <style:font-face style:name="Lato Light" svg:font-family="'Lato Light'" style:font-adornments="Ligh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PT"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PT"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font-size="10pt" style:font-size-asian="10pt" style:font-size-complex="10pt"/>
    </style:style>
    <style:page-layout style:name="Mpm1">
      <style:page-layout-properties fo:page-width="21.001cm" fo:page-height="29.7cm" style:num-format="1" style:print-orientation="portrait" fo:margin-top="2cm" fo:margin-bottom="0.785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svg:height="1.399cm" fo:margin-top="0.499cm"/>
      </style:footer-style>
    </style:page-layout>
  </office:automatic-styles>
  <office:master-styles>
    <style:master-page style:name="Standard" style:page-layout-name="Mpm1">
      <style:footer>
        <text:p text:style-name="MP1"><text:page-number text:select-page="current">1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18T14:00:49.522622775</meta:creation-date>
    <dc:date>2019-02-18T14:05:17.916309569</dc:date>
    <meta:editing-duration>PT4M26S</meta:editing-duration>
    <meta:editing-cycles>3</meta:editing-cycles>
    <meta:generator>LibreOffice/6.0.7.3$Linux_X86_64 LibreOffice_project/00m0$Build-3</meta:generator>
    <meta:document-statistic meta:table-count="0" meta:image-count="0" meta:object-count="0" meta:page-count="17" meta:paragraph-count="587" meta:word-count="4229" meta:character-count="32837" meta:non-whitespace-character-count="28086"/>
  </office:meta>
</office:document-meta>
</file>